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75C88F53A62E44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padding="0.049cm" fo:border="0.06pt solid #e3e3e3"/>
      <style:text-properties loext:padding="0.049cm" loext:border="0.06pt solid #e3e3e3"/>
    </style:style>
    <style:style style:name="P2" style:family="paragraph" style:parent-style-name="Preformatted_20_Text">
      <style:paragraph-properties fo:padding="0.049cm" fo:border="0.06pt solid #e3e3e3"/>
    </style:style>
    <style:style style:name="P3" style:family="paragraph" style:parent-style-name="Preformatted_20_Text">
      <style:paragraph-properties fo:padding="0.049cm" fo:border="0.06pt solid #e3e3e3"/>
      <style:text-properties loext:padding="0.049cm" loext:border="0.06pt solid #e3e3e3"/>
    </style:style>
    <style:style style:name="P4" style:family="paragraph" style:parent-style-name="Standard">
      <style:paragraph-properties fo:padding="0.049cm" fo:border="0.06pt solid #e3e3e3"/>
      <style:text-properties loext:padding="0.049cm" loext:border="0.06pt solid #e3e3e3"/>
    </style:style>
    <style:style style:name="P5" style:family="paragraph" style:parent-style-name="Text_20_body">
      <style:paragraph-properties fo:padding="0.049cm" fo:border="0.06pt solid #e3e3e3"/>
    </style:style>
    <style:style style:name="P6" style:family="paragraph" style:parent-style-name="Text_20_body">
      <style:paragraph-properties fo:padding="0.049cm" fo:border="0.06pt solid #e3e3e3"/>
      <style:text-properties loext:padding="0.049cm" loext:border="0.06pt solid #e3e3e3"/>
    </style:style>
    <style:style style:name="P7" style:family="paragraph" style:parent-style-name="Preformatted_20_Text">
      <style:paragraph-properties fo:margin-top="0cm" fo:margin-bottom="0.499cm" loext:contextual-spacing="false" fo:padding="0.049cm" fo:border="0.06pt solid #e3e3e3"/>
    </style:style>
    <style:style style:name="P8" style:family="paragraph" style:parent-style-name="Standard">
      <style:text-properties loext:padding="0.049cm" loext:border="0.06pt solid #e3e3e3"/>
    </style:style>
    <style:style style:name="P9" style:family="paragraph" style:parent-style-name="Text_20_body">
      <style:text-properties loext:padding="0.049cm" loext:border="0.06pt solid #e3e3e3"/>
    </style:style>
    <style:style style:name="P10" style:family="paragraph" style:parent-style-name="Text_20_body">
      <style:paragraph-properties fo:margin-top="0cm" fo:margin-bottom="0cm" loext:contextual-spacing="false"/>
      <style:text-properties loext:padding="0.049cm" loext:border="0.06pt solid #e3e3e3"/>
    </style:style>
    <style:style style:name="P11" style:family="paragraph" style:parent-style-name="Text_20_body" style:list-style-name="L1">
      <style:paragraph-properties fo:padding="0.049cm" fo:border="0.06pt solid #e3e3e3"/>
    </style:style>
    <style:style style:name="P12" style:family="paragraph" style:parent-style-name="Text_20_body" style:list-style-name="L2">
      <style:paragraph-properties fo:padding="0.049cm" fo:border="0.06pt solid #e3e3e3"/>
    </style:style>
    <style:style style:name="P13" style:family="paragraph" style:parent-style-name="Text_20_body" style:list-style-name="L3">
      <style:paragraph-properties fo:padding="0.049cm" fo:border="0.06pt solid #e3e3e3"/>
    </style:style>
    <style:style style:name="P14" style:family="paragraph" style:parent-style-name="Text_20_body" style:list-style-name="L4">
      <style:paragraph-properties fo:padding="0.049cm" fo:border="0.06pt solid #e3e3e3"/>
    </style:style>
    <style:style style:name="P15" style:family="paragraph" style:parent-style-name="Text_20_body" style:list-style-name="L5">
      <style:paragraph-properties fo:padding="0.049cm" fo:border="0.06pt solid #e3e3e3"/>
    </style:style>
    <style:style style:name="P16" style:family="paragraph" style:parent-style-name="Text_20_body" style:list-style-name="L6">
      <style:paragraph-properties fo:padding="0.049cm" fo:border="0.06pt solid #e3e3e3"/>
    </style:style>
    <style:style style:name="P17" style:family="paragraph" style:parent-style-name="Text_20_body" style:list-style-name="L7">
      <style:paragraph-properties fo:padding="0.049cm" fo:border="0.06pt solid #e3e3e3"/>
    </style:style>
    <style:style style:name="P18" style:family="paragraph" style:parent-style-name="Text_20_body" style:list-style-name="L7">
      <style:paragraph-properties fo:padding="0.049cm" fo:border="0.06pt solid #e3e3e3"/>
      <style:text-properties loext:padding="0.049cm" loext:border="0.06pt solid #e3e3e3"/>
    </style:style>
    <style:style style:name="P19" style:family="paragraph" style:parent-style-name="Text_20_body" style:list-style-name="L24">
      <style:paragraph-properties fo:padding="0.049cm" fo:border="0.06pt solid #e3e3e3"/>
      <style:text-properties loext:padding="0.049cm" loext:border="0.06pt solid #e3e3e3"/>
    </style:style>
    <style:style style:name="P20" style:family="paragraph" style:parent-style-name="Text_20_body" style:list-style-name="L8">
      <style:paragraph-properties fo:padding="0.049cm" fo:border="0.06pt solid #e3e3e3"/>
    </style:style>
    <style:style style:name="P21" style:family="paragraph" style:parent-style-name="Text_20_body" style:list-style-name="L9">
      <style:paragraph-properties fo:padding="0.049cm" fo:border="0.06pt solid #e3e3e3"/>
    </style:style>
    <style:style style:name="P22" style:family="paragraph" style:parent-style-name="Text_20_body" style:list-style-name="L10">
      <style:paragraph-properties fo:padding="0.049cm" fo:border="0.06pt solid #e3e3e3"/>
    </style:style>
    <style:style style:name="P23" style:family="paragraph" style:parent-style-name="Text_20_body" style:list-style-name="L11">
      <style:paragraph-properties fo:padding="0.049cm" fo:border="0.06pt solid #e3e3e3"/>
    </style:style>
    <style:style style:name="P24" style:family="paragraph" style:parent-style-name="Text_20_body" style:list-style-name="L12">
      <style:paragraph-properties fo:padding="0.049cm" fo:border="0.06pt solid #e3e3e3"/>
    </style:style>
    <style:style style:name="P25" style:family="paragraph" style:parent-style-name="Text_20_body" style:list-style-name="L13">
      <style:paragraph-properties fo:padding="0.049cm" fo:border="0.06pt solid #e3e3e3"/>
    </style:style>
    <style:style style:name="P26" style:family="paragraph" style:parent-style-name="Text_20_body" style:list-style-name="L14">
      <style:paragraph-properties fo:padding="0.049cm" fo:border="0.06pt solid #e3e3e3"/>
    </style:style>
    <style:style style:name="P27" style:family="paragraph" style:parent-style-name="Text_20_body" style:list-style-name="L15">
      <style:paragraph-properties fo:padding="0.049cm" fo:border="0.06pt solid #e3e3e3"/>
    </style:style>
    <style:style style:name="P28" style:family="paragraph" style:parent-style-name="Text_20_body" style:list-style-name="L16">
      <style:paragraph-properties fo:padding="0.049cm" fo:border="0.06pt solid #e3e3e3"/>
    </style:style>
    <style:style style:name="P29" style:family="paragraph" style:parent-style-name="Text_20_body" style:list-style-name="L17">
      <style:paragraph-properties fo:padding="0.049cm" fo:border="0.06pt solid #e3e3e3"/>
    </style:style>
    <style:style style:name="P30" style:family="paragraph" style:parent-style-name="Text_20_body" style:list-style-name="L18">
      <style:paragraph-properties fo:padding="0.049cm" fo:border="0.06pt solid #e3e3e3"/>
    </style:style>
    <style:style style:name="P31" style:family="paragraph" style:parent-style-name="Text_20_body" style:list-style-name="L19">
      <style:paragraph-properties fo:padding="0.049cm" fo:border="0.06pt solid #e3e3e3"/>
    </style:style>
    <style:style style:name="P32" style:family="paragraph" style:parent-style-name="Text_20_body" style:list-style-name="L20">
      <style:paragraph-properties fo:padding="0.049cm" fo:border="0.06pt solid #e3e3e3"/>
    </style:style>
    <style:style style:name="P33" style:family="paragraph" style:parent-style-name="Text_20_body" style:list-style-name="L21">
      <style:paragraph-properties fo:padding="0.049cm" fo:border="0.06pt solid #e3e3e3"/>
    </style:style>
    <style:style style:name="P34" style:family="paragraph" style:parent-style-name="Text_20_body" style:list-style-name="L22">
      <style:paragraph-properties fo:padding="0.049cm" fo:border="0.06pt solid #e3e3e3"/>
    </style:style>
    <style:style style:name="P35" style:family="paragraph" style:parent-style-name="Text_20_body" style:list-style-name="L23">
      <style:paragraph-properties fo:padding="0.049cm" fo:border="0.06pt solid #e3e3e3"/>
    </style:style>
    <style:style style:name="P36" style:family="paragraph" style:parent-style-name="Text_20_body" style:list-style-name="L24">
      <style:paragraph-properties fo:padding="0.049cm" fo:border="0.06pt solid #e3e3e3"/>
    </style:style>
    <style:style style:name="P37" style:family="paragraph" style:parent-style-name="Text_20_body" style:list-style-name="L7">
      <style:paragraph-properties fo:margin-top="0cm" fo:margin-bottom="0cm" loext:contextual-spacing="false" fo:padding="0.049cm" fo:border="0.06pt solid #e3e3e3"/>
      <style:text-properties loext:padding="0.049cm" loext:border="0.06pt solid #e3e3e3"/>
    </style:style>
    <style:style style:name="P38" style:family="paragraph" style:parent-style-name="Text_20_body" style:list-style-name="L10">
      <style:paragraph-properties fo:margin-top="0cm" fo:margin-bottom="0cm" loext:contextual-spacing="false" fo:padding="0.049cm" fo:border="0.06pt solid #e3e3e3"/>
    </style:style>
    <style:style style:name="P39" style:family="paragraph" style:parent-style-name="Text_20_body" style:list-style-name="L11">
      <style:paragraph-properties fo:margin-top="0cm" fo:margin-bottom="0cm" loext:contextual-spacing="false" fo:padding="0.049cm" fo:border="0.06pt solid #e3e3e3"/>
    </style:style>
    <style:style style:name="P40" style:family="paragraph" style:parent-style-name="Text_20_body" style:list-style-name="L12">
      <style:paragraph-properties fo:margin-top="0cm" fo:margin-bottom="0cm" loext:contextual-spacing="false" fo:padding="0.049cm" fo:border="0.06pt solid #e3e3e3"/>
    </style:style>
    <style:style style:name="P41" style:family="paragraph" style:parent-style-name="Text_20_body" style:list-style-name="L13">
      <style:paragraph-properties fo:margin-top="0cm" fo:margin-bottom="0cm" loext:contextual-spacing="false" fo:padding="0.049cm" fo:border="0.06pt solid #e3e3e3"/>
    </style:style>
    <style:style style:name="P42" style:family="paragraph" style:parent-style-name="Text_20_body" style:list-style-name="L21">
      <style:paragraph-properties fo:margin-top="0cm" fo:margin-bottom="0cm" loext:contextual-spacing="false" fo:padding="0.049cm" fo:border="0.06pt solid #e3e3e3"/>
    </style:style>
    <style:style style:name="P43" style:family="paragraph" style:parent-style-name="Text_20_body" style:list-style-name="L22">
      <style:paragraph-properties fo:margin-top="0cm" fo:margin-bottom="0cm" loext:contextual-spacing="false" fo:padding="0.049cm" fo:border="0.06pt solid #e3e3e3"/>
    </style:style>
    <style:style style:name="P44" style:family="paragraph" style:parent-style-name="Text_20_body" style:list-style-name="L23">
      <style:paragraph-properties fo:margin-top="0cm" fo:margin-bottom="0cm" loext:contextual-spacing="false" fo:padding="0.049cm" fo:border="0.06pt solid #e3e3e3"/>
    </style:style>
    <style:style style:name="T1" style:family="text">
      <style:text-properties loext:padding="0.049cm" loext:border="0.06pt solid #e3e3e3"/>
    </style:style>
    <style:style style:name="T2" style:family="text">
      <style:text-properties officeooo:rsid="000cf58f" loext:padding="0.049cm" loext:border="0.06pt solid #e3e3e3"/>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quel est le role d'un gestionnaire de processus dans un systeme d'exploitation</text:p>
      <text:p text:style-name="P8"/>
      <text:p text:style-name="P6"><text:line-break/>Le gestionnaire de processus, également appelé planificateur de processus ou ordonnanceur, est une composante clé d'un système d'exploitation. Son rôle principal est de gérer l'exécution des processus sur le système. Voici quelques-unes de ses responsabilités principales :</text:p>
      <text:list xml:id="list2064658934" text:style-name="L1">
        <text:list-item>
          <text:p text:style-name="P11"><text:span text:style-name="Strong_20_Emphasis"><text:span text:style-name="T1">Ordonnancement des processus :</text:span></text:span><text:span text:style-name="T1"> Le gestionnaire de processus décide de l'ordre dans lequel les processus seront exécutés sur le processeur central. Cela implique de choisir quel processus sera exécuté ensuite, en fonction de différents critères tels que la priorité du processus, le temps d'exécution déjà écoulé, etc.</text:span></text:p>
        </text:list-item>
        <text:list-item>
          <text:p text:style-name="P11"><text:span text:style-name="Strong_20_Emphasis"><text:span text:style-name="T1">Allocation des ressources :</text:span></text:span><text:span text:style-name="T1"> Il alloue les ressources nécessaires aux processus, telles que le temps CPU, la mémoire, les fichiers, etc. Cela garantit que chaque processus a accès aux ressources dont il a besoin pour s'exécuter correctement.</text:span></text:p>
        </text:list-item>
        <text:list-item>
          <text:p text:style-name="P11"><text:span text:style-name="Strong_20_Emphasis"><text:span text:style-name="T1">Gestion des états des processus :</text:span></text:span><text:span text:style-name="T1"> Le gestionnaire de processus supervise les différents états d'un processus, tels que prêt, en cours d'exécution, en attente, etc. Il prend des décisions pour faire passer les processus d'un état à un autre en fonction de leur progression et des événements système.</text:span></text:p>
        </text:list-item>
        <text:list-item>
          <text:p text:style-name="P11"><text:span text:style-name="Strong_20_Emphasis"><text:span text:style-name="T1">Interruption et commutation de contexte :</text:span></text:span><text:span text:style-name="T1"> Lorsqu'un processus est interrompu (par exemple, lorsqu'il attend une entrée/sortie ou lorsque son quantum de temps CPU est écoulé), le gestionnaire de processus intervient en commutant le contexte d'exécution d'un processus à un autre. Cela garantit une utilisation efficace du processeur.</text:span></text:p>
        </text:list-item>
        <text:list-item>
          <text:p text:style-name="P11"><text:span text:style-name="Strong_20_Emphasis"><text:span text:style-name="T1">Gestion des priorités :</text:span></text:span><text:span text:style-name="T1"> Il gère les priorités des processus en fonction de divers critères, tels que l'importance du processus, la criticité des tâches, etc. Cela permet de garantir que les ressources sont allouées de manière optimale pour répondre aux besoins du système.</text:span></text:p>
        </text:list-item>
      </text:list>
      <text:p text:style-name="P6">En résumé, le gestionnaire de processus joue un rôle central dans l'optimisation de l'utilisation des ressources du système et dans la fourniture d'un environnement d'exécution stable et efficace pour les processus applicatifs.</text:p>
      <text:p text:style-name="P10"><draw:frame draw:style-name="fr1" draw:name="Image1" text:anchor-type="as-char" svg:width="0.635cm" svg:height="0.635cm" draw:z-index="0"><draw:image xlink:href="Pictures/10000000000000600000006075C88F53A62E4482.png" xlink:type="simple" xlink:show="embed" xlink:actuate="onLoad" loext:mime-type="image/png"/><svg:title>User</svg:title></draw:frame></text:p>
      <text:p text:style-name="P10">You</text:p>
      <text:p text:style-name="P10">de quoi est'il constitue ?</text:p>
      <text:p text:style-name="P10">comment fonctionne t'il ?</text:p>
      <text:p text:style-name="P9">ChatGPT</text:p>
      <text:p text:style-name="P6">Le gestionnaire de processus, souvent appelé ordonnanceur ou planificateur, est une partie cruciale du système d'exploitation. Sa conception et son fonctionnement peuvent varier en fonction du type <text:soft-page-break/>de système d'exploitation (monoprocesseur, multiprocesseur, temps partagé, etc.), mais voici une description générale de ses composants et de son fonctionnement :</text:p>
      <text:p text:style-name="P5"><text:span text:style-name="Strong_20_Emphasis"><text:span text:style-name="T1">Constituants du gestionnaire de processus :</text:span></text:span></text:p>
      <text:list xml:id="list367054444" text:style-name="L2">
        <text:list-item>
          <text:p text:style-name="P12"><text:span text:style-name="Strong_20_Emphasis"><text:span text:style-name="T1">File d'attente des processus :</text:span></text:span><text:span text:style-name="T1"> C'est une structure de données qui maintient la liste des processus prêts à être exécutés. Ces processus peuvent être classés en fonction de leur priorité, du temps d'arrivée, ou d'autres critères selon le modèle d'ordonnancement.</text:span></text:p>
        </text:list-item>
        <text:list-item>
          <text:p text:style-name="P12"><text:span text:style-name="Strong_20_Emphasis"><text:span text:style-name="T1">Table des processus :</text:span></text:span><text:span text:style-name="T1"> Une structure de données qui maintient des informations sur chaque processus en cours d'exécution, y compris son état actuel, son identifiant, ses registres, etc.</text:span></text:p>
        </text:list-item>
        <text:list-item>
          <text:p text:style-name="P12"><text:span text:style-name="Strong_20_Emphasis"><text:span text:style-name="T1">Horloge système :</text:span></text:span><text:span text:style-name="T1"> Une horloge interne utilisée pour mesurer le temps d'exécution des processus et pour prendre des décisions d'ordonnancement basées sur le temps.</text:span></text:p>
        </text:list-item>
        <text:list-item>
          <text:p text:style-name="P12"><text:span text:style-name="Strong_20_Emphasis"><text:span text:style-name="T1">Routine d'interruption :</text:span></text:span><text:span text:style-name="T1"> Un mécanisme qui gère les interruptions du matériel ou les événements système, déclenchant souvent le passage d'un processus à un autre.</text:span></text:p>
        </text:list-item>
      </text:list>
      <text:p text:style-name="P5"><text:span text:style-name="Strong_20_Emphasis"><text:span text:style-name="T1">Fonctionnement du gestionnaire de processus :</text:span></text:span></text:p>
      <text:list xml:id="list3719469468" text:style-name="L3">
        <text:list-item>
          <text:p text:style-name="P13"><text:span text:style-name="Strong_20_Emphasis"><text:span text:style-name="T1">Ordonnancement initial :</text:span></text:span><text:span text:style-name="T1"> Lorsqu'un nouveau processus est créé ou qu'un processus existant redevient prêt à s'exécuter, le gestionnaire de processus doit décider du moment où il sera exécuté. C'est la première étape de l'ordonnancement.</text:span></text:p>
        </text:list-item>
        <text:list-item>
          <text:p text:style-name="P13"><text:span text:style-name="Strong_20_Emphasis"><text:span text:style-name="T1">Ordonnancement périodique :</text:span></text:span><text:span text:style-name="T1"> À intervalles réguliers, le gestionnaire de processus revoit la liste des processus prêts et décide lequel exécuter ensuite. Cela peut se faire en fonction de la priorité du processus, du temps d'arrivée, du temps d'exécution restant, etc.</text:span></text:p>
        </text:list-item>
        <text:list-item>
          <text:p text:style-name="P13"><text:span text:style-name="Strong_20_Emphasis"><text:span text:style-name="T1">Interruptions et changements de contexte :</text:span></text:span><text:span text:style-name="T1"> Lorsqu'un processus est interrompu (par exemple, pour une opération d'entrée/sortie ou lorsque son quantum de temps CPU est écoulé), le gestionnaire de processus intervient pour sauvegarder l'état du processus en cours et restaurer l'état du prochain processus à exécuter. C'est ce qu'on appelle un changement de contexte.</text:span></text:p>
        </text:list-item>
        <text:list-item>
          <text:p text:style-name="P13"><text:span text:style-name="Strong_20_Emphasis"><text:span text:style-name="T1">Gestion des priorités :</text:span></text:span><text:span text:style-name="T1"> Le gestionnaire de processus s'assure que les processus les plus prioritaires obtiennent l'accès au CPU en fonction de politiques d'ordonnancement spécifiques (comme la priorité dynamique, le temps partagé, etc.).</text:span></text:p>
        </text:list-item>
        <text:list-item>
          <text:p text:style-name="P13"><text:span text:style-name="Strong_20_Emphasis"><text:span text:style-name="T1">Gestion des états des processus :</text:span></text:span><text:span text:style-name="T1"> Le gestionnaire de processus supervise les transitions entre les différents états des processus, tels que prêt, en cours d'exécution, en attente, etc.</text:span></text:p>
        </text:list-item>
      </text:list>
      <text:p text:style-name="P6">En somme, le gestionnaire de processus vise à optimiser l'utilisation des ressources système, à garantir une équité dans l'accès au processeur, et à maintenir la stabilité et la réactivité du système <text:soft-page-break/>d'exploitation. La mise en œuvre précise dépend du type de système d'exploitation et des politiques d'ordonnancement spécifiques adoptées.</text:p>
      <text:p text:style-name="P10"><draw:frame draw:style-name="fr1" draw:name="Image2" text:anchor-type="as-char" svg:width="0.635cm" svg:height="0.635cm" draw:z-index="1"><draw:image xlink:href="Pictures/10000000000000600000006075C88F53A62E4482.png" xlink:type="simple" xlink:show="embed" xlink:actuate="onLoad" loext:mime-type="image/png"/><svg:title>User</svg:title></draw:frame></text:p>
      <text:p text:style-name="P10">You</text:p>
      <text:p text:style-name="P10">le systeme d'exploitation peut 'il etre considere comme un processus ? </text:p>
      <text:p text:style-name="P9">ChatGPT</text:p>
      <text:p text:style-name="P6">Le système d'exploitation (SE) n'est pas un processus au sens strict, mais plutôt une entité qui englobe et coordonne l'exécution de plusieurs processus. En d'autres termes, le système d'exploitation est un logiciel qui fournit un environnement d'exécution pour les processus, gère les ressources système, et assure la communication entre le matériel et les applications.</text:p>
      <text:p text:style-name="P6">Cependant, on peut conceptualiser certaines parties du système d'exploitation comme des processus. Par exemple, le noyau du système d'exploitation est souvent organisé sous forme de processus noyau ou de threads noyau qui gèrent des tâches fondamentales telles que la gestion de la mémoire, la planification des processus, la gestion des périphériques, etc.</text:p>
      <text:p text:style-name="P6">Dans ce contexte, le noyau du système d'exploitation est une partie du SE qui s'exécute en mode noyau (privilégié) et prend en charge les opérations système de base. Cependant, il est important de noter que le système d'exploitation est beaucoup plus que simplement un processus unique. Il englobe divers composants, dont certains fonctionnent en tant que processus ou threads, mais d'autres peuvent fonctionner en mode utilisateur ou en tant que services.</text:p>
      <text:p text:style-name="P6">En résumé, bien que le système d'exploitation puisse comporter des éléments qui fonctionnent comme des processus (notamment dans le noyau), il est plus précis de le considérer comme une entité complexe qui coordonne l'exécution de multiples processus sur un système informatique.</text:p>
      <text:p text:style-name="P10"><draw:frame draw:style-name="fr1" draw:name="Image3" text:anchor-type="as-char" svg:width="0.635cm" svg:height="0.635cm" draw:z-index="2"><draw:image xlink:href="Pictures/10000000000000600000006075C88F53A62E4482.png" xlink:type="simple" xlink:show="embed" xlink:actuate="onLoad" loext:mime-type="image/png"/><svg:title>User</svg:title></draw:frame></text:p>
      <text:p text:style-name="P10">You</text:p>
      <text:p text:style-name="P10">si oui comment est'il controle ?</text:p>
      <text:p text:style-name="P9">ChatGPT</text:p>
      <text:p text:style-name="P6">Le système d'exploitation (SE) n'est pas directement contrôlé en tant que processus individuel, mais plutôt à travers ses interfaces, ses services et ses politiques. Voici quelques aspects du contrôle du système d'exploitation :</text:p>
      <text:list xml:id="list3178681382" text:style-name="L4">
        <text:list-item>
          <text:p text:style-name="P14"><text:span text:style-name="Strong_20_Emphasis"><text:span text:style-name="T1">Interfaces utilisateur :</text:span></text:span><text:span text:style-name="T1"> Les utilisateurs interagissent avec le système d'exploitation via des interfaces utilisateur, telles que les lignes de commande, les interfaces graphiques ou d'autres méthodes. Ces interfaces permettent aux utilisateurs de lancer des programmes, d'accéder aux fichiers, et d'effectuer d'autres opérations.</text:span></text:p>
        </text:list-item>
        <text:list-item>
          <text:p text:style-name="P14"><text:soft-page-break/><text:span text:style-name="Strong_20_Emphasis"><text:span text:style-name="T1">Appels système :</text:span></text:span><text:span text:style-name="T1"> Les programmes utilisateur peuvent effectuer des appels système pour demander des services au noyau du système d'exploitation. Ces appels système sont des mécanismes contrôlés qui permettent aux applications de bénéficier des fonctionnalités du système d'exploitation, tels que l'accès aux fichiers, la gestion de la mémoire, etc.</text:span></text:p>
        </text:list-item>
        <text:list-item>
          <text:p text:style-name="P14"><text:span text:style-name="Strong_20_Emphasis"><text:span text:style-name="T1">Politiques d'administration :</text:span></text:span><text:span text:style-name="T1"> Les administrateurs système peuvent configurer et contrôler le comportement du système d'exploitation en définissant des politiques. Cela peut inclure des règles de sécurité, des stratégies de sauvegarde, des politiques de gestion des ressources, etc.</text:span></text:p>
        </text:list-item>
        <text:list-item>
          <text:p text:style-name="P14"><text:span text:style-name="Strong_20_Emphasis"><text:span text:style-name="T1">Gestionnaire de processus :</text:span></text:span><text:span text:style-name="T1"> Le gestionnaire de processus du système d'exploitation contrôle l'exécution des processus. Il prend des décisions sur l'ordonnancement des processus, alloue des ressources, et gère les changements de contexte entre les différents processus.</text:span></text:p>
        </text:list-item>
        <text:list-item>
          <text:p text:style-name="P14"><text:span text:style-name="Strong_20_Emphasis"><text:span text:style-name="T1">Gestionnaire de mémoire :</text:span></text:span><text:span text:style-name="T1"> Le système d'exploitation contrôle l'accès à la mémoire du système, attribue de l'espace mémoire aux processus, et assure la protection des données entre les processus.</text:span></text:p>
        </text:list-item>
        <text:list-item>
          <text:p text:style-name="P14"><text:span text:style-name="Strong_20_Emphasis"><text:span text:style-name="T1">Gestion des périphériques :</text:span></text:span><text:span text:style-name="T1"> Le SE contrôle l'accès aux périphériques matériels, gérant leur utilisation par les processus applicatifs.</text:span></text:p>
        </text:list-item>
      </text:list>
      <text:p text:style-name="P6">En résumé, le contrôle du système d'exploitation se fait à travers des interfaces bien définies, des appels système, des politiques d'administration, et la gestion des différents composants du système. Le contrôle peut être exercé à la fois par les utilisateurs, les applications et les administrateurs système, chacun ayant des niveaux d'autorisation appropriés.</text:p>
      <text:p text:style-name="P10"><draw:frame draw:style-name="fr1" draw:name="Image4" text:anchor-type="as-char" svg:width="0.635cm" svg:height="0.635cm" draw:z-index="3"><draw:image xlink:href="Pictures/10000000000000600000006075C88F53A62E4482.png" xlink:type="simple" xlink:show="embed" xlink:actuate="onLoad" loext:mime-type="image/png"/><svg:title>User</svg:title></draw:frame></text:p>
      <text:p text:style-name="P10">You</text:p>
      <text:p text:style-name="P10">quel est l'objectif des appels systemes</text:p>
      <text:p text:style-name="P9">ChatGPT</text:p>
      <text:p text:style-name="P6">Les appels système sont des mécanismes fondamentaux dans les systèmes d'exploitation qui permettent aux programmes utilisateur d'accéder aux services et aux fonctionnalités du noyau du système d'exploitation. L'objectif principal des appels système est de fournir une interface sécurisée et contrôlée permettant aux applications de demander des opérations qui nécessitent des privilèges spécifiques, généralement réservés au noyau du système d'exploitation. Voici quelques-uns des objectifs principaux des appels système :</text:p>
      <text:list xml:id="list696794746" text:style-name="L5">
        <text:list-item>
          <text:p text:style-name="P15"><text:span text:style-name="Strong_20_Emphasis"><text:span text:style-name="T1">Accès aux ressources système :</text:span></text:span><text:span text:style-name="T1"> Les appels système permettent aux programmes utilisateur d'accéder aux ressources et aux fonctionnalités du système d'exploitation, telles que la gestion de la mémoire, le système de fichiers, les entrées/sorties, les périphériques, etc.</text:span></text:p>
        </text:list-item>
        <text:list-item>
          <text:p text:style-name="P15"><text:soft-page-break/><text:span text:style-name="Strong_20_Emphasis"><text:span text:style-name="T1">Isolation et protection :</text:span></text:span><text:span text:style-name="T1"> En fournissant une interface contrôlée pour les opérations critiques du système, les appels système permettent au noyau de contrôler l'accès aux ressources système et de maintenir l'isolation entre les processus. Cela contribue à la stabilité et à la sécurité du système.</text:span></text:p>
        </text:list-item>
        <text:list-item>
          <text:p text:style-name="P15"><text:span text:style-name="Strong_20_Emphasis"><text:span text:style-name="T1">Communication entre processus :</text:span></text:span><text:span text:style-name="T1"> Certains appels système permettent la communication entre les processus, que ce soit par le biais de mécanismes de communication inter-processus (IPC), de signaux, ou d'autres mécanismes de synchronisation.</text:span></text:p>
        </text:list-item>
        <text:list-item>
          <text:p text:style-name="P15"><text:span text:style-name="Strong_20_Emphasis"><text:span text:style-name="T1">Gestion des fichiers et des périphériques :</text:span></text:span><text:span text:style-name="T1"> Les appels système offrent des interfaces pour la création, la lecture, l'écriture et la suppression de fichiers, ainsi que pour la gestion des périphériques d'entrée/sortie.</text:span></text:p>
        </text:list-item>
        <text:list-item>
          <text:p text:style-name="P15"><text:span text:style-name="Strong_20_Emphasis"><text:span text:style-name="T1">Contrôle des processus :</text:span></text:span><text:span text:style-name="T1"> Les appels système permettent le contrôle des processus, y compris le lancement de nouveaux processus, la terminaison de processus existants, la gestion des priorités, etc.</text:span></text:p>
        </text:list-item>
        <text:list-item>
          <text:p text:style-name="P15"><text:span text:style-name="Strong_20_Emphasis"><text:span text:style-name="T1">Gestion de la mémoire :</text:span></text:span><text:span text:style-name="T1"> Les appels système sont utilisés pour allouer et libérer de la mémoire, ainsi que pour effectuer d'autres opérations liées à la gestion de la mémoire.</text:span></text:p>
        </text:list-item>
        <text:list-item>
          <text:p text:style-name="P15"><text:span text:style-name="Strong_20_Emphasis"><text:span text:style-name="T1">Gestion des droits d'accès :</text:span></text:span><text:span text:style-name="T1"> Les appels système sont impliqués dans la gestion des droits d'accès aux fichiers et aux ressources, ce qui contribue à la sécurité du système.</text:span></text:p>
        </text:list-item>
      </text:list>
      <text:p text:style-name="P6">En résumé, les appels système sont essentiels pour permettre aux programmes utilisateur d'interagir avec le noyau du système d'exploitation de manière sécurisée, contrôlée et standardisée, facilitant ainsi le développement d'applications qui exploitent les fonctionnalités du système d'exploitation de manière cohérente et fiable.</text:p>
      <text:p text:style-name="P10"><draw:frame draw:style-name="fr1" draw:name="Image5" text:anchor-type="as-char" svg:width="0.635cm" svg:height="0.635cm" draw:z-index="4"><draw:image xlink:href="Pictures/10000000000000600000006075C88F53A62E4482.png" xlink:type="simple" xlink:show="embed" xlink:actuate="onLoad" loext:mime-type="image/png"/><svg:title>User</svg:title></draw:frame></text:p>
      <text:p text:style-name="P10">You</text:p>
      <text:p text:style-name="P10">et quelle est leur relation avec le systeme d'exploitation ? </text:p>
      <text:p text:style-name="P9">ChatGPT</text:p>
      <text:p text:style-name="P6">Les appels système sont une interface essentielle entre les programmes utilisateur et le noyau du système d'exploitation (SE). Ils servent de mécanisme standardisé permettant aux applications d'accéder aux services et aux fonctionnalités du SE. Voici comment les appels système sont liés au système d'exploitation :</text:p>
      <text:list xml:id="list1341387877" text:style-name="L6">
        <text:list-item>
          <text:p text:style-name="P16"><text:span text:style-name="Strong_20_Emphasis"><text:span text:style-name="T1">Communication avec le noyau :</text:span></text:span><text:span text:style-name="T1"> Les programmes utilisateur s'exécutent en mode utilisateur, qui a des privilèges limités par rapport au mode noyau. Lorsqu'une application a besoin d'effectuer une opération qui nécessite des privilèges spécifiques, elle utilise un appel système pour demander au noyau du SE d'effectuer cette opération en son nom.</text:span></text:p>
        </text:list-item>
        <text:list-item>
          <text:p text:style-name="P16"><text:soft-page-break/><text:span text:style-name="Strong_20_Emphasis"><text:span text:style-name="T1">Accès aux ressources système :</text:span></text:span><text:span text:style-name="T1"> Les appels système permettent aux programmes utilisateur d'accéder à des ressources et des fonctionnalités qui sont généralement gérées par le noyau du SE. Cela inclut la gestion de la mémoire, l'accès au système de fichiers, la communication inter-processus, la gestion des périphériques, etc.</text:span></text:p>
        </text:list-item>
        <text:list-item>
          <text:p text:style-name="P16"><text:span text:style-name="Strong_20_Emphasis"><text:span text:style-name="T1">Isolation et sécurité :</text:span></text:span><text:span text:style-name="T1"> Les appels système contribuent à maintenir l'isolation entre les processus en permettant au noyau du SE de contrôler l'accès aux ressources système. En déléguant certaines tâches au noyau via des appels système, on évite que les processus utilisateurs n'aient un contrôle direct sur des opérations sensibles.</text:span></text:p>
        </text:list-item>
        <text:list-item>
          <text:p text:style-name="P16"><text:span text:style-name="Strong_20_Emphasis"><text:span text:style-name="T1">Standardisation des opérations :</text:span></text:span><text:span text:style-name="T1"> Les appels système fournissent une interface standardisée pour les opérations courantes. Cela permet aux développeurs d'écrire des programmes qui fonctionnent de manière cohérente sur différents systèmes d'exploitation, pourvu qu'ils respectent l'interface des appels système définie.</text:span></text:p>
        </text:list-item>
        <text:list-item>
          <text:p text:style-name="P16"><text:span text:style-name="Strong_20_Emphasis"><text:span text:style-name="T1">Abstraction matérielle :</text:span></text:span><text:span text:style-name="T1"> Les appels système abstraient la complexité matérielle du système, permettant aux programmes utilisateur de s'interfacer avec le SE de manière indépendante du matériel sous-jacent. Cela facilite la portabilité des applications entre différents environnements matériels.</text:span></text:p>
        </text:list-item>
        <text:list-item>
          <text:p text:style-name="P16"><text:span text:style-name="Strong_20_Emphasis"><text:span text:style-name="T1">Gestion des interruptions :</text:span></text:span><text:span text:style-name="T1"> Certains appels système sont utilisés pour gérer des interruptions matérielles et d'autres événements système. Ils permettent au noyau de répondre aux changements dans l'environnement d'exécution du programme.</text:span></text:p>
        </text:list-item>
      </text:list>
      <text:p text:style-name="P6">En résumé, les appels système sont le moyen par lequel les programmes utilisateur interagissent avec le noyau du système d'exploitation. Ils facilitent l'accès aux fonctionnalités du SE tout en maintenant la sécurité et l'ordre dans l'utilisation des ressources système. Ces appels système fournissent une abstraction essentielle qui simplifie le développement d'applications et favorise la compatibilité entre les logiciels et les différents systèmes d'exploitation.</text:p>
      <text:p text:style-name="P10"><draw:frame draw:style-name="fr1" draw:name="Image6" text:anchor-type="as-char" svg:width="0.635cm" svg:height="0.635cm" draw:z-index="5"><draw:image xlink:href="Pictures/10000000000000600000006075C88F53A62E4482.png" xlink:type="simple" xlink:show="embed" xlink:actuate="onLoad" loext:mime-type="image/png"/><svg:title>User</svg:title></draw:frame></text:p>
      <text:p text:style-name="P10">You</text:p>
      <text:p text:style-name="P10">et le concept de fonctionnement en mode double (mode noyau et mode utilisateur)</text:p>
      <text:p text:style-name="P9">ChatGPT</text:p>
      <text:p text:style-name="P6">Le concept de fonctionnement en mode double, également connu sous le nom de mode noyau et mode utilisateur, est un mécanisme clé dans les systèmes d'exploitation modernes. Il s'agit d'une stratégie qui vise à assurer la sécurité et la stabilité du système en séparant l'exécution des instructions en deux niveaux de privilèges distincts : le mode noyau et le mode utilisateur.</text:p>
      <text:p text:style-name="P6">Voici une explication plus détaillée de ces deux modes :</text:p>
      <text:list xml:id="list3284945118" text:style-name="L7">
        <text:list-item>
          <text:p text:style-name="P17"><text:span text:style-name="Strong_20_Emphasis"><text:span text:style-name="T1">Mode Noyau :</text:span></text:span></text:p>
          <text:list>
            <text:list-item>
              <text:p text:style-name="P37"><text:soft-page-break/>Aussi appelé mode privilégié ou mode supervisé.</text:p>
            </text:list-item>
            <text:list-item>
              <text:p text:style-name="P37">Le noyau du système d'exploitation s'exécute en mode noyau.</text:p>
            </text:list-item>
            <text:list-item>
              <text:p text:style-name="P37">Il a un accès complet à toutes les ressources matérielles et peut exécuter toutes les instructions de la machine.</text:p>
            </text:list-item>
            <text:list-item>
              <text:p text:style-name="P37">Les instructions privilégiées, telles que celles qui accèdent à des registres sensibles ou qui manipulent des interruptions matérielles, peuvent être exécutées uniquement en mode noyau.</text:p>
            </text:list-item>
            <text:list-item>
              <text:p text:style-name="P37">Les changements de mode (de l'utilisateur au noyau) sont généralement déclenchés par des interruptions matérielles ou des appels système.</text:p>
            </text:list-item>
          </text:list>
        </text:list-item>
        <text:list-item>
          <text:p text:style-name="P17"><text:span text:style-name="Strong_20_Emphasis"><text:span text:style-name="T1">Mode Utilisateur :</text:span></text:span></text:p>
          <text:list>
            <text:list-item>
              <text:p text:style-name="P37">Les applications utilisateur s'exécutent en mode utilisateur.</text:p>
            </text:list-item>
            <text:list-item>
              <text:p text:style-name="P37">Elles ont un accès limité aux ressources du système et ne peuvent pas exécuter d'instructions privilégiées directement.</text:p>
            </text:list-item>
            <text:list-item>
              <text:p text:style-name="P37">Les programmes en mode utilisateur peuvent être interrompus à tout moment et passer le contrôle au noyau (mode noyau) en cas de besoin, par exemple lorsqu'ils effectuent un appel système ou lorsqu'une interruption matérielle survient.</text:p>
            </text:list-item>
            <text:list-item>
              <text:p text:style-name="P18">Les changements de mode (du noyau à l'utilisateur) sont généralement déclenchés lorsque le noyau a terminé une opération demandée par l'utilisateur, et le contrôle est renvoyé au programme utilisateur.</text:p>
            </text:list-item>
          </text:list>
        </text:list-item>
      </text:list>
      <text:p text:style-name="P6">L'avantage fondamental de cette approche est la séparation des privilèges. Les programmes utilisateur ne peuvent pas directement accéder ou modifier des informations sensibles du système ou interférer avec d'autres processus. Cela renforce la sécurité du système et prévient les erreurs accidentelles ou malveillantes de causer des dommages importants.</text:p>
      <text:p text:style-name="P6">Le passage entre le mode noyau et le mode utilisateur est géré par des instructions spéciales, et le matériel offre généralement un support matériel pour ces changements de mode. Ce concept de fonctionnement en mode double est une caractéristique fondamentale des systèmes d'exploitation modernes pour garantir la stabilité, la sécurité et la protection des ressources système.</text:p>
      <text:p text:style-name="P10"><draw:frame draw:style-name="fr1" draw:name="Image7" text:anchor-type="as-char" svg:width="0.635cm" svg:height="0.635cm" draw:z-index="6"><draw:image xlink:href="Pictures/10000000000000600000006075C88F53A62E4482.png" xlink:type="simple" xlink:show="embed" xlink:actuate="onLoad" loext:mime-type="image/png"/><svg:title>User</svg:title></draw:frame></text:p>
      <text:p text:style-name="P10">You</text:p>
      <text:p text:style-name="P10">que signifie preempter un processus</text:p>
      <text:p text:style-name="P9">ChatGPT</text:p>
      <text:p text:style-name="P6">La préemption d'un processus dans le contexte des systèmes d'exploitation fait référence à l'action de forcer l'arrêt temporaire d'un processus en cours d'exécution afin de permettre à un autre processus de s'exécuter. En d'autres termes, la préemption intervient lorsque le système <text:soft-page-break/>d'exploitation interrompt un processus en cours pour donner la possibilité à un autre processus de prendre le contrôle du processeur.</text:p>
      <text:p text:style-name="P6">La préemption est généralement réalisée par le gestionnaire de processus ou l'ordonnanceur du système d'exploitation. Les systèmes d'exploitation multitâches utilisent la préemption pour garantir que chaque processus obtient une part équitable du temps CPU et pour maintenir la réactivité du système.</text:p>
      <text:p text:style-name="P6">Il existe plusieurs situations où la préemption peut se produire :</text:p>
      <text:list xml:id="list329566407" text:style-name="L8">
        <text:list-item>
          <text:p text:style-name="P20"><text:span text:style-name="Strong_20_Emphasis"><text:span text:style-name="T1">Ordonnancement préemptif :</text:span></text:span><text:span text:style-name="T1"> Dans un système d'exploitation avec un ordonnancement préemptif, le gestionnaire de processus peut décider de préempter un processus en cours d'exécution avant que son quantum de temps CPU alloué ne soit entièrement écoulé. Cette décision peut être basée sur des priorités, des politiques d'ordonnancement, ou d'autres critères.</text:span></text:p>
        </text:list-item>
        <text:list-item>
          <text:p text:style-name="P20"><text:span text:style-name="Strong_20_Emphasis"><text:span text:style-name="T1">Interruptions matérielles :</text:span></text:span><text:span text:style-name="T1"> Les préemptions peuvent également survenir en raison d'interruptions matérielles, telles que les minuteries matérielles. Lorsqu'une minuterie expire, le système d'exploitation peut interrompre le processus en cours d'exécution pour permettre à un autre processus d'avoir accès au CPU.</text:span></text:p>
        </text:list-item>
        <text:list-item>
          <text:p text:style-name="P20"><text:span text:style-name="Strong_20_Emphasis"><text:span text:style-name="T1">Changements de contexte :</text:span></text:span><text:span text:style-name="T1"> Les préemptions peuvent également se produire lors de changements de contexte entre les processus. Par exemple, lorsque le système d'exploitation décide de passer d'un processus à un autre en réponse à des événements spécifiques.</text:span></text:p>
        </text:list-item>
      </text:list>
      <text:p text:style-name="P6">La préemption est essentielle pour garantir une utilisation équitable des ressources du processeur et pour éviter que des processus monopolisent le temps CPU, ce qui pourrait conduire à une baisse des performances et à une expérience utilisateur médiocre. Les systèmes d'exploitation préemptifs permettent une gestion dynamique des processus et améliorent la réactivité du système dans un environnement multitâche.</text:p>
      <text:p text:style-name="P10"><draw:frame draw:style-name="fr1" draw:name="Image8" text:anchor-type="as-char" svg:width="0.635cm" svg:height="0.635cm" draw:z-index="7"><draw:image xlink:href="Pictures/10000000000000600000006075C88F53A62E4482.png" xlink:type="simple" xlink:show="embed" xlink:actuate="onLoad" loext:mime-type="image/png"/><svg:title>User</svg:title></draw:frame></text:p>
      <text:p text:style-name="P10">You</text:p>
      <text:p text:style-name="P10">quand , comment et par qui est-elle effectue?</text:p>
      <text:p text:style-name="P9">ChatGPT</text:p>
      <text:p text:style-name="P6">La préemption dans un système d'exploitation peut se produire dans différentes situations, et elle est généralement gérée par le noyau du système d'exploitation. Voici comment, quand, et par qui elle est effectuée :</text:p>
      <text:p text:style-name="P5"><text:span text:style-name="Strong_20_Emphasis"><text:span text:style-name="T1">Quand :</text:span></text:span></text:p>
      <text:list xml:id="list3005971812" text:style-name="L9">
        <text:list-item>
          <text:p text:style-name="P21"><text:soft-page-break/><text:span text:style-name="Strong_20_Emphasis"><text:span text:style-name="T1">Ordonnancement préemptif :</text:span></text:span><text:span text:style-name="T1"> Dans un système d'exploitation avec un ordonnancement préemptif, la préemption peut se produire à tout moment pendant l'exécution d'un processus, même si son quantum de temps CPU alloué n'est pas encore épuisé. Cela peut se produire lorsque d'autres processus avec une priorité plus élevée deviennent prêts à s'exécuter.</text:span></text:p>
        </text:list-item>
        <text:list-item>
          <text:p text:style-name="P21"><text:span text:style-name="Strong_20_Emphasis"><text:span text:style-name="T1">Interruptions matérielles :</text:span></text:span><text:span text:style-name="T1"> La préemption peut également être déclenchée par des interruptions matérielles, telles que des minuteries matérielles. Lorsqu'une minuterie expire, une interruption est générée, et le gestionnaire d'interruption peut choisir de préempter le processus en cours d'exécution.</text:span></text:p>
        </text:list-item>
        <text:list-item>
          <text:p text:style-name="P21"><text:span text:style-name="Strong_20_Emphasis"><text:span text:style-name="T1">Changements de contexte :</text:span></text:span><text:span text:style-name="T1"> Les préemptions peuvent également se produire lors de changements de contexte entre les processus. Par exemple, lorsqu'un processus termine son exécution, le gestionnaire de processus peut choisir un autre processus prêt à s'exécuter pour occuper le CPU.</text:span></text:p>
        </text:list-item>
      </text:list>
      <text:p text:style-name="P5"><text:span text:style-name="Strong_20_Emphasis"><text:span text:style-name="T1">Comment :</text:span></text:span><text:span text:style-name="T1"> La préemption est généralement mise en œuvre par le noyau du système d'exploitation à l'aide de mécanismes spécifiques, tels que des compteurs de quantum de temps CPU, des interruptions matérielles, et des routines de gestion de processus. Lorsque le système décide de préempter un processus, il effectue un changement de contexte, sauvegardant l'état du processus en cours d'exécution et chargeant l'état du nouveau processus sélectionné.</text:span></text:p>
      <text:p text:style-name="P5"><text:span text:style-name="Strong_20_Emphasis"><text:span text:style-name="T1">Par qui :</text:span></text:span><text:span text:style-name="T1"> La préemption est gérée par le noyau du système d'exploitation, en particulier par le gestionnaire de processus (aussi appelé ordonnanceur) et par les routines de gestion des interruptions. Le gestionnaire de processus prend des décisions sur l'ordonnancement des processus, tandis que les interruptions matérielles peuvent déclencher des changements de contexte et des préemptions.</text:span></text:p>
      <text:p text:style-name="P6">En résumé, la préemption est effectuée par le noyau du système d'exploitation, généralement en réponse à des événements spécifiques tels que des interruptions matérielles, des échéances de quantum de temps CPU, ou des changements d'état des processus. Cela permet d'assurer une utilisation équitable des ressources CPU et une gestion efficace des processus dans un environnement multitâche.</text:p>
      <text:p text:style-name="P10"><draw:frame draw:style-name="fr1" draw:name="Image9" text:anchor-type="as-char" svg:width="0.635cm" svg:height="0.635cm" draw:z-index="8"><draw:image xlink:href="Pictures/10000000000000600000006075C88F53A62E4482.png" xlink:type="simple" xlink:show="embed" xlink:actuate="onLoad" loext:mime-type="image/png"/><svg:title>User</svg:title></draw:frame></text:p>
      <text:p text:style-name="P10">You</text:p>
      <text:p text:style-name="P10">quelle est la difference entre le changement de mode et le changement de contexte ?</text:p>
      <text:p text:style-name="P9">ChatGPT</text:p>
      <text:p text:style-name="P6">Le changement de mode et le changement de contexte sont deux concepts différents, bien que souvent liés, dans le contexte des systèmes d'exploitation.</text:p>
      <text:list xml:id="list1738604174" text:style-name="L10">
        <text:list-item>
          <text:p text:style-name="P22"><text:soft-page-break/><text:span text:style-name="Strong_20_Emphasis"><text:span text:style-name="T1">Changement de Mode :</text:span></text:span></text:p>
          <text:list>
            <text:list-item>
              <text:p text:style-name="P38"><text:span text:style-name="Strong_20_Emphasis"><text:span text:style-name="T1">Définition :</text:span></text:span><text:span text:style-name="T1"> Le changement de mode fait référence au passage entre le mode utilisateur et le mode noyau (ou mode privilégié).</text:span></text:p>
            </text:list-item>
            <text:list-item>
              <text:p text:style-name="P38"><text:span text:style-name="Strong_20_Emphasis"><text:span text:style-name="T1">Modes :</text:span></text:span><text:span text:style-name="T1"> Un processeur peut fonctionner en deux modes principaux : le mode utilisateur, où les programmes utilisateur s'exécutent avec des privilèges limités, et le mode noyau, où le noyau du système d'exploitation a un accès complet aux ressources matérielles.</text:span></text:p>
            </text:list-item>
            <text:list-item>
              <text:p text:style-name="P38"><text:span text:style-name="Strong_20_Emphasis"><text:span text:style-name="T1">Objectif :</text:span></text:span><text:span text:style-name="T1"> Le changement de mode est nécessaire pour exécuter des instructions privilégiées qui ne sont normalement pas autorisées en mode utilisateur, telles que les appels système ou les instructions qui accèdent à des registres sensibles.</text:span></text:p>
            </text:list-item>
          </text:list>
        </text:list-item>
        <text:list-item>
          <text:p text:style-name="P22"><text:span text:style-name="Strong_20_Emphasis"><text:span text:style-name="T1">Changement de Contexte :</text:span></text:span></text:p>
          <text:list>
            <text:list-item>
              <text:p text:style-name="P38"><text:span text:style-name="Strong_20_Emphasis"><text:span text:style-name="T1">Définition :</text:span></text:span><text:span text:style-name="T1"> Le changement de contexte se produit lorsque le contrôle d'exécution passe d'un processus à un autre. Il s'agit d'une opération plus large qui peut inclure le changement de mode, mais qui va au-delà en sauvegardant et restaurant l'état complet du processus.</text:span></text:p>
            </text:list-item>
            <text:list-item>
              <text:p text:style-name="P38"><text:span text:style-name="Strong_20_Emphasis"><text:span text:style-name="T1">Contexte :</text:span></text:span><text:span text:style-name="T1"> Le contexte d'un processus comprend l'état de ses registres, de sa mémoire, de sa pile, et d'autres informations nécessaires pour reprendre son exécution à un moment ultérieur.</text:span></text:p>
            </text:list-item>
            <text:list-item>
              <text:p text:style-name="P22"><text:span text:style-name="Strong_20_Emphasis"><text:span text:style-name="T1">Objectif :</text:span></text:span><text:span text:style-name="T1"> Le changement de contexte est nécessaire lorsqu'un processus est préempté, lorsqu'il termine son exécution, ou lorsqu'un événement déclenche la commutation vers un autre processus.</text:span></text:p>
            </text:list-item>
          </text:list>
        </text:list-item>
      </text:list>
      <text:p text:style-name="P6">En résumé, le changement de mode est spécifique au passage entre les niveaux de privilèges (mode utilisateur et mode noyau), tandis que le changement de contexte englobe un ensemble plus large d'opérations visant à passer d'un processus à un autre en sauvegardant et restaurant l'état complet. Les deux concepts sont souvent associés dans le contexte des systèmes d'exploitation, car le changement de contexte peut impliquer un changement de mode (par exemple, lorsqu'on passe d'un processus utilisateur à un appel système dans le noyau).</text:p>
      <text:p text:style-name="P10"><draw:frame draw:style-name="fr1" draw:name="Image10" text:anchor-type="as-char" svg:width="0.635cm" svg:height="0.635cm" draw:z-index="9"><draw:image xlink:href="Pictures/10000000000000600000006075C88F53A62E4482.png" xlink:type="simple" xlink:show="embed" xlink:actuate="onLoad" loext:mime-type="image/png"/><svg:title>User</svg:title></draw:frame></text:p>
      <text:p text:style-name="P10">You</text:p>
      <text:p text:style-name="P10">quand et comment un changement de mode est'il effectue ?</text:p>
      <text:p text:style-name="P9">ChatGPT</text:p>
      <text:p text:style-name="P6">Le changement de mode, également appelé changement de privilège, se produit dans un système d'exploitation lorsqu'il est nécessaire de passer entre le mode utilisateur et le mode noyau (ou mode privilégié). Ce changement est généralement effectué pour exécuter des instructions ou des opérations qui nécessitent des privilèges élevés et qui sont réservées au noyau du système <text:soft-page-break/>d'exploitation. Voici quelques situations courantes où le changement de mode est effectué, ainsi que les mécanismes associés :</text:p>
      <text:list xml:id="list2802877557" text:style-name="L11">
        <text:list-item>
          <text:p text:style-name="P23"><text:span text:style-name="Strong_20_Emphasis"><text:span text:style-name="T1">Appels Système :</text:span></text:span></text:p>
          <text:list>
            <text:list-item>
              <text:p text:style-name="P39"><text:span text:style-name="Strong_20_Emphasis"><text:span text:style-name="T1">Quand :</text:span></text:span><text:span text:style-name="T1"> Lorsqu'un programme utilisateur souhaite effectuer une opération nécessitant des privilèges spécifiques, comme accéder à des ressources système, effectuer des opérations d'E/S, ou demander des services au noyau, il doit faire un appel système.</text:span></text:p>
            </text:list-item>
            <text:list-item>
              <text:p text:style-name="P39"><text:span text:style-name="Strong_20_Emphasis"><text:span text:style-name="T1">Comment :</text:span></text:span><text:span text:style-name="T1"> Lorsqu'un appel système est invoqué, le processeur passe du mode utilisateur au mode noyau pour exécuter la routine associée à l'appel système. Une fois l'opération terminée, le contrôle est renvoyé au mode utilisateur.</text:span></text:p>
            </text:list-item>
          </text:list>
        </text:list-item>
        <text:list-item>
          <text:p text:style-name="P23"><text:span text:style-name="Strong_20_Emphasis"><text:span text:style-name="T1">Gestion d'Interruptions :</text:span></text:span></text:p>
          <text:list>
            <text:list-item>
              <text:p text:style-name="P39"><text:span text:style-name="Strong_20_Emphasis"><text:span text:style-name="T1">Quand :</text:span></text:span><text:span text:style-name="T1"> Lorsqu'une interruption matérielle ou logicielle survient, le système d'exploitation doit réagir pour traiter l'interruption.</text:span></text:p>
            </text:list-item>
            <text:list-item>
              <text:p text:style-name="P39"><text:span text:style-name="Strong_20_Emphasis"><text:span text:style-name="T1">Comment :</text:span></text:span><text:span text:style-name="T1"> Lorsqu'une interruption se produit, le processeur bascule du mode utilisateur au mode noyau pour exécuter la routine d'interruption associée. Cela permet au système d'exploitation de prendre des mesu</text:span><text:span text:style-name="T2">llllllllll</text:span><text:span text:style-name="T1">res appropriées, comme sauvegarder l'état actuel, traiter l'interruption, puis restaurer l'état antérieur.</text:span></text:p>
            </text:list-item>
          </text:list>
        </text:list-item>
        <text:list-item>
          <text:p text:style-name="P23"><text:span text:style-name="Strong_20_Emphasis"><text:span text:style-name="T1">Changements de Contexte :</text:span></text:span></text:p>
          <text:list>
            <text:list-item>
              <text:p text:style-name="P39"><text:span text:style-name="Strong_20_Emphasis"><text:span text:style-name="T1">Quand :</text:span></text:span><text:span text:style-name="T1"> Lorsqu'un changement de contexte se produit entre deux processus, le processeur peut changer de mode pour accéder aux informations du noyau nécessaires à la gestion du changement de contexte.</text:span></text:p>
            </text:list-item>
            <text:list-item>
              <text:p text:style-name="P39"><text:span text:style-name="Strong_20_Emphasis"><text:span text:style-name="T1">Comment :</text:span></text:span><text:span text:style-name="T1"> Le changement de contexte peut impliquer le passage du mode utilisateur au mode noyau pour sauvegarder l'état du processus en cours d'exécution, charger l'état du nouveau processus, et effectuer d'autres tâches liées à la gestion des processus.</text:span></text:p>
            </text:list-item>
          </text:list>
        </text:list-item>
        <text:list-item>
          <text:p text:style-name="P23"><text:span text:style-name="Strong_20_Emphasis"><text:span text:style-name="T1">Gestion d'Exceptions :</text:span></text:span></text:p>
          <text:list>
            <text:list-item>
              <text:p text:style-name="P39"><text:span text:style-name="Strong_20_Emphasis"><text:span text:style-name="T1">Quand :</text:span></text:span><text:span text:style-name="T1"> Lorsqu'une exception est générée par le processeur en raison d'une erreur ou d'une condition particulière, le noyau doit intervenir pour traiter l'exception.</text:span></text:p>
            </text:list-item>
            <text:list-item>
              <text:p text:style-name="P23"><text:span text:style-name="Strong_20_Emphasis"><text:span text:style-name="T1">Comment :</text:span></text:span><text:span text:style-name="T1"> Le processeur peut basculer du mode utilisateur au mode noyau pour gérer l'exception. Cela permet au noyau d'effectuer des actions appropriées, telles que la gestion d'erreurs ou la terminaison de processus défectueux.</text:span></text:p>
            </text:list-item>
          </text:list>
        </text:list-item>
      </text:list>
      <text:p text:style-name="P6">Le mécanisme exact du changement de mode dépend de l'architecture matérielle spécifique du processeur, mais il implique généralement l'utilisation d'instructions spéciales ou de mécanismes d'interruption matérielles qui permettent au processeur de basculer entre les niveaux de privilège. <text:soft-page-break/>Ces mécanismes contribuent à la sécurité et à la stabilité du système en évitant que les programmes utilisateur n'accèdent directement à des fonctionnalités sensibles du noyau sans autorisation.</text:p>
      <text:p text:style-name="P10"><draw:frame draw:style-name="fr1" draw:name="Image11" text:anchor-type="as-char" svg:width="0.635cm" svg:height="0.635cm" draw:z-index="10"><draw:image xlink:href="Pictures/10000000000000600000006075C88F53A62E4482.png" xlink:type="simple" xlink:show="embed" xlink:actuate="onLoad" loext:mime-type="image/png"/><svg:title>User</svg:title></draw:frame></text:p>
      <text:p text:style-name="P10">You</text:p>
      <text:p text:style-name="P10">commande pour afficher la liste des threads</text:p>
      <text:p text:style-name="P9">ChatGPT</text:p>
      <text:p text:style-name="P6">La commande pour afficher la liste des threads peut varier en fonction du système d'exploitation que vous utilisez. Voici quelques exemples pour différents systèmes d'exploitation :</text:p>
      <text:h text:style-name="P1" text:outline-level="3">Linux (utilisant le terminal/bash) :</text:h>
      <text:p text:style-name="P3">bashCopy code</text:p>
      <text:p text:style-name="P7"><text:span text:style-name="Source_20_Text"><text:span text:style-name="T1">ps -eLf</text:span></text:span></text:p>
      <text:p text:style-name="P5"><text:span text:style-name="T1">Cette commande affiche une liste détaillée des threads en cours d'exécution sur le système. Vous pouvez également utiliser des options spécifiques de </text:span><text:span text:style-name="Source_20_Text"><text:span text:style-name="T1">ps</text:span></text:span><text:span text:style-name="T1"> pour personnaliser le format de sortie selon vos besoins.</text:span></text:p>
      <text:h text:style-name="P1" text:outline-level="3">Windows (utilisant l'Invite de commandes ou PowerShell) :</text:h>
      <text:p text:style-name="P5"><text:span text:style-name="Strong_20_Emphasis"><text:span text:style-name="T1">Commande dans l'Invite de commandes :</text:span></text:span></text:p>
      <text:p text:style-name="P3">bashCopy code</text:p>
      <text:p text:style-name="P7"><text:span text:style-name="Source_20_Text"><text:span text:style-name="T1">tasklist</text:span></text:span></text:p>
      <text:p text:style-name="P5"><text:span text:style-name="Strong_20_Emphasis"><text:span text:style-name="T1">Commande dans PowerShell :</text:span></text:span></text:p>
      <text:p text:style-name="P3">powershellCopy code</text:p>
      <text:p text:style-name="P7"><text:span text:style-name="Source_20_Text"><text:span text:style-name="T1">Get-Process | Select-Object ProcessName, Threads | Format-Table -AutoSize</text:span></text:span></text:p>
      <text:p text:style-name="P6">Ces commandes affichent une liste des processus avec le nombre de threads associés.</text:p>
      <text:h text:style-name="P1" text:outline-level="3">macOS (utilisant le terminal) :</text:h>
      <text:p text:style-name="P3">bashCopy code</text:p>
      <text:p text:style-name="P7"><text:span text:style-name="Source_20_Text"><text:span text:style-name="T1">ps -M</text:span></text:span></text:p>
      <text:p text:style-name="P6">Cette commande affiche une liste des threads en cours d'exécution sur macOS.</text:p>
      <text:p text:style-name="P6">Veuillez noter que les options et le comportement exact des commandes peuvent varier en fonction des versions spécifiques du système d'exploitation que vous utilisez. N'hésitez pas à consulter la documentation respective de votre système d'exploitation pour plus d'informations sur les commandes disponibles.</text:p>
      <text:p text:style-name="P10"><text:soft-page-break/><draw:frame draw:style-name="fr1" draw:name="Image12" text:anchor-type="as-char" svg:width="0.635cm" svg:height="0.635cm" draw:z-index="11"><draw:image xlink:href="Pictures/10000000000000600000006075C88F53A62E4482.png" xlink:type="simple" xlink:show="embed" xlink:actuate="onLoad" loext:mime-type="image/png"/><svg:title>User</svg:title></draw:frame></text:p>
      <text:p text:style-name="P10">You</text:p>
      <text:p text:style-name="P10">commande pour afficher la liste des threads sur linux </text:p>
      <text:p text:style-name="P9">ChatGPT</text:p>
      <text:p text:style-name="P5"><text:span text:style-name="T1">Sur Linux, vous pouvez utiliser la commande </text:span><text:span text:style-name="Source_20_Text"><text:span text:style-name="T1">ps</text:span></text:span><text:span text:style-name="T1"> pour afficher la liste des threads. Voici un exemple de commande :</text:span></text:p>
      <text:p text:style-name="P3">bashCopy code</text:p>
      <text:p text:style-name="P7"><text:span text:style-name="Source_20_Text"><text:span text:style-name="T1">ps -eLf</text:span></text:span></text:p>
      <text:p text:style-name="P6">Cette commande affiche une liste détaillée des threads en cours d'exécution sur le système. Elle fournit des informations telles que l'identifiant du processus (PID), l'identifiant du thread (LWP), la priorité, l'état du thread, le temps CPU utilisé, la commande associée, etc.</text:p>
      <text:p text:style-name="P5"><text:span text:style-name="T1">Si vous souhaitez personnaliser le format de sortie, vous pouvez explorer différentes options de la commande </text:span><text:span text:style-name="Source_20_Text"><text:span text:style-name="T1">ps</text:span></text:span><text:span text:style-name="T1">. Par exemple, vous pouvez utiliser </text:span><text:span text:style-name="Source_20_Text"><text:span text:style-name="T1">ps -eLo pid,lwp,comm</text:span></text:span><text:span text:style-name="T1"> pour afficher uniquement les colonnes PID, LWP (Lightweight Process, identifiant du thread), et la commande associée.</text:span></text:p>
      <text:p text:style-name="P10"><draw:frame draw:style-name="fr1" draw:name="Image13" text:anchor-type="as-char" svg:width="0.635cm" svg:height="0.635cm" draw:z-index="12"><draw:image xlink:href="Pictures/10000000000000600000006075C88F53A62E4482.png" xlink:type="simple" xlink:show="embed" xlink:actuate="onLoad" loext:mime-type="image/png"/><svg:title>User</svg:title></draw:frame></text:p>
      <text:p text:style-name="P10">You</text:p>
      <text:p text:style-name="P10">les principaux avantages et inconvenients des threads </text:p>
      <text:p text:style-name="P9">ChatGPT</text:p>
      <text:p text:style-name="P6">Les threads, en tant que composants d'exécution légers, offrent divers avantages et inconvénients selon le contexte d'utilisation. Voici une liste des principaux avantages et inconvénients des threads :</text:p>
      <text:h text:style-name="P1" text:outline-level="3">Avantages des Threads :</text:h>
      <text:list xml:id="list3653892477" text:style-name="L12">
        <text:list-item>
          <text:p text:style-name="P24"><text:span text:style-name="Strong_20_Emphasis"><text:span text:style-name="T1">Parallélisme :</text:span></text:span></text:p>
          <text:list>
            <text:list-item>
              <text:p text:style-name="P40"><text:span text:style-name="Emphasis"><text:span text:style-name="T1">Avantage :</text:span></text:span><text:span text:style-name="T1"> Les threads permettent d'exploiter le parallélisme, ce qui signifie qu'ils peuvent exécuter des tâches en parallèle, améliorant ainsi les performances sur les systèmes multiprocesseurs.</text:span></text:p>
            </text:list-item>
          </text:list>
        </text:list-item>
        <text:list-item>
          <text:p text:style-name="P24"><text:span text:style-name="Strong_20_Emphasis"><text:span text:style-name="T1">Réactivité :</text:span></text:span></text:p>
          <text:list>
            <text:list-item>
              <text:p text:style-name="P40"><text:span text:style-name="Emphasis"><text:span text:style-name="T1">Avantage :</text:span></text:span><text:span text:style-name="T1"> Les threads peuvent améliorer la réactivité des applications en permettant l'exécution de tâches en arrière-plan tout en maintenant la capacité à répondre à des événements utilisateur.</text:span></text:p>
            </text:list-item>
          </text:list>
        </text:list-item>
        <text:list-item>
          <text:p text:style-name="P24"><text:span text:style-name="Strong_20_Emphasis"><text:span text:style-name="T1">Partage de Ressources :</text:span></text:span></text:p>
          <text:list>
            <text:list-item>
              <text:p text:style-name="P40"><text:soft-page-break/><text:span text:style-name="Emphasis"><text:span text:style-name="T1">Avantage :</text:span></text:span><text:span text:style-name="T1"> Les threads partagent le même espace d'adressage, facilitant le partage efficace de données et de ressources entre les threads d'un même processus.</text:span></text:p>
            </text:list-item>
          </text:list>
        </text:list-item>
        <text:list-item>
          <text:p text:style-name="P24"><text:span text:style-name="Strong_20_Emphasis"><text:span text:style-name="T1">Simplicité d'Implémentation :</text:span></text:span></text:p>
          <text:list>
            <text:list-item>
              <text:p text:style-name="P40"><text:span text:style-name="Emphasis"><text:span text:style-name="T1">Avantage :</text:span></text:span><text:span text:style-name="T1"> L'implémentation de threads peut être plus simple que celle de processus, car les threads partagent le même contexte d'exécution et les mêmes ressources.</text:span></text:p>
            </text:list-item>
          </text:list>
        </text:list-item>
        <text:list-item>
          <text:p text:style-name="P24"><text:span text:style-name="Strong_20_Emphasis"><text:span text:style-name="T1">Efficacité des Communications :</text:span></text:span></text:p>
          <text:list>
            <text:list-item>
              <text:p text:style-name="P24"><text:span text:style-name="Emphasis"><text:span text:style-name="T1">Avantage :</text:span></text:span><text:span text:style-name="T1"> La communication entre threads peut être plus efficace que la communication entre processus, car elle peut se faire directement par le biais de variables partagées.</text:span></text:p>
            </text:list-item>
          </text:list>
        </text:list-item>
      </text:list>
      <text:h text:style-name="P1" text:outline-level="3">Inconvénients des Threads :</text:h>
      <text:list xml:id="list3972726542" text:style-name="L13">
        <text:list-item>
          <text:p text:style-name="P25"><text:span text:style-name="Strong_20_Emphasis"><text:span text:style-name="T1">Complexité :</text:span></text:span></text:p>
          <text:list>
            <text:list-item>
              <text:p text:style-name="P41"><text:span text:style-name="Emphasis"><text:span text:style-name="T1">Inconvénient :</text:span></text:span><text:span text:style-name="T1"> La gestion des threads peut introduire une complexité supplémentaire dans le code, en particulier en ce qui concerne la synchronisation et la gestion des accès concurrents aux données.</text:span></text:p>
            </text:list-item>
          </text:list>
        </text:list-item>
        <text:list-item>
          <text:p text:style-name="P25"><text:span text:style-name="Strong_20_Emphasis"><text:span text:style-name="T1">Problèmes de Concurrence :</text:span></text:span></text:p>
          <text:list>
            <text:list-item>
              <text:p text:style-name="P41"><text:span text:style-name="Emphasis"><text:span text:style-name="T1">Inconvénient :</text:span></text:span><text:span text:style-name="T1"> Les problèmes de concurrence, tels que les conditions de course et les deadlocks, peuvent survenir lorsque plusieurs threads accèdent et modifient les mêmes données simultanément.</text:span></text:p>
            </text:list-item>
          </text:list>
        </text:list-item>
        <text:list-item>
          <text:p text:style-name="P25"><text:span text:style-name="Strong_20_Emphasis"><text:span text:style-name="T1">Gestion de la Mémoire :</text:span></text:span></text:p>
          <text:list>
            <text:list-item>
              <text:p text:style-name="P41"><text:span text:style-name="Emphasis"><text:span text:style-name="T1">Inconvénient :</text:span></text:span><text:span text:style-name="T1"> La gestion de la mémoire partagée entre les threads nécessite des mécanismes de synchronisation appropriés pour éviter les problèmes tels que les lectures/écritures concurrentes.</text:span></text:p>
            </text:list-item>
          </text:list>
        </text:list-item>
        <text:list-item>
          <text:p text:style-name="P25"><text:span text:style-name="Strong_20_Emphasis"><text:span text:style-name="T1">Débogage Difficile :</text:span></text:span></text:p>
          <text:list>
            <text:list-item>
              <text:p text:style-name="P41"><text:span text:style-name="Emphasis"><text:span text:style-name="T1">Inconvénient :</text:span></text:span><text:span text:style-name="T1"> Le débogage des applications multithreads peut être plus difficile en raison de la nature dynamique et concurrente de l'exécution des threads.</text:span></text:p>
            </text:list-item>
          </text:list>
        </text:list-item>
        <text:list-item>
          <text:p text:style-name="P25"><text:span text:style-name="Strong_20_Emphasis"><text:span text:style-name="T1">Surcharge du Système :</text:span></text:span></text:p>
          <text:list>
            <text:list-item>
              <text:p text:style-name="P25"><text:span text:style-name="Emphasis"><text:span text:style-name="T1">Inconvénient :</text:span></text:span><text:span text:style-name="T1"> La création et la gestion de nombreux threads peuvent entraîner une surcharge du système, en particulier si le système d'exploitation ne gère pas efficacement les threads.</text:span></text:p>
            </text:list-item>
          </text:list>
        </text:list-item>
      </text:list>
      <text:p text:style-name="P6"><text:soft-page-break/>En résumé, bien que les threads offrent des avantages significatifs en termes de parallélisme et de réactivité, leur utilisation nécessite une attention particulière à la synchronisation et à la gestion des accès concurrents. Les avantages et les inconvénients dépendent également du contexte d'utilisation spécifique et des besoins de l'application.</text:p>
      <text:p text:style-name="P10"><draw:frame draw:style-name="fr1" draw:name="Image14" text:anchor-type="as-char" svg:width="0.635cm" svg:height="0.635cm" draw:z-index="13"><draw:image xlink:href="Pictures/10000000000000600000006075C88F53A62E4482.png" xlink:type="simple" xlink:show="embed" xlink:actuate="onLoad" loext:mime-type="image/png"/><svg:title>User</svg:title></draw:frame></text:p>
      <text:p text:style-name="P10">You</text:p>
      <text:p text:style-name="P10">dans un environnement multithread comment un processus est'il defini ?</text:p>
      <text:p text:style-name="P9">ChatGPT</text:p>
      <text:p text:style-name="P6">Dans un environnement multithread, un processus est défini comme un programme en cours d'exécution, comprenant au moins un thread. Un processus peut avoir plusieurs threads qui partagent certaines ressources, telles que l'espace mémoire et les descripteurs de fichiers, mais possèdent également des ressources propres à chaque thread, comme les registres de processeur et la pile d'exécution.</text:p>
      <text:h text:style-name="P1" text:outline-level="3">Principaux avantages des threads dans un processus :</text:h>
      <text:list xml:id="list2443916185" text:style-name="L14">
        <text:list-item>
          <text:p text:style-name="P26"><text:span text:style-name="Strong_20_Emphasis"><text:span text:style-name="T1">Parallélisme :</text:span></text:span><text:span text:style-name="T1"> Les threads permettent l'exécution simultanée de tâches, exploitant le parallélisme disponible sur des processeurs multicœurs. Cela peut améliorer les performances globales d'un programme.</text:span></text:p>
        </text:list-item>
        <text:list-item>
          <text:p text:style-name="P26"><text:span text:style-name="Strong_20_Emphasis"><text:span text:style-name="T1">Réactivité :</text:span></text:span><text:span text:style-name="T1"> Les threads facilitent la gestion de plusieurs activités simultanées, ce qui est particulièrement utile pour maintenir la réactivité des applications interactives.</text:span></text:p>
        </text:list-item>
        <text:list-item>
          <text:p text:style-name="P26"><text:span text:style-name="Strong_20_Emphasis"><text:span text:style-name="T1">Partage de ressources :</text:span></text:span><text:span text:style-name="T1"> Les threads partagent l'espace mémoire du processus, ce qui simplifie le partage d'informations entre eux. Cela facilite la communication et la coopération entre les différentes parties du programme.</text:span></text:p>
        </text:list-item>
        <text:list-item>
          <text:p text:style-name="P26"><text:span text:style-name="Strong_20_Emphasis"><text:span text:style-name="T1">Économie de ressources :</text:span></text:span><text:span text:style-name="T1"> Les threads utilisent moins de ressources que les processus distincts car ils partagent certains éléments, tels que le code exécutable et l'espace mémoire.</text:span></text:p>
        </text:list-item>
      </text:list>
      <text:h text:style-name="P1" text:outline-level="3">Principaux inconvénients des threads dans un processus :</text:h>
      <text:list xml:id="list1225165603" text:style-name="L15">
        <text:list-item>
          <text:p text:style-name="P27"><text:span text:style-name="Strong_20_Emphasis"><text:span text:style-name="T1">Complexité :</text:span></text:span><text:span text:style-name="T1"> Les threads peuvent augmenter la complexité de la programmation en introduisant des problèmes de synchronisation, d'accès concurrent aux données, et de gestion des verrous.</text:span></text:p>
        </text:list-item>
        <text:list-item>
          <text:p text:style-name="P27"><text:span text:style-name="Strong_20_Emphasis"><text:span text:style-name="T1">Difficultés de débogage :</text:span></text:span><text:span text:style-name="T1"> Le débogage des problèmes liés aux threads peut être plus complexe que celui des problèmes avec un seul thread en raison de la simultanéité et des interactions complexes.</text:span></text:p>
        </text:list-item>
        <text:list-item>
          <text:p text:style-name="P27"><text:soft-page-break/><text:span text:style-name="Strong_20_Emphasis"><text:span text:style-name="T1">Stabilité :</text:span></text:span><text:span text:style-name="T1"> Un thread défectueux peut affecter la stabilité de l'ensemble du processus. Des erreurs dans un thread peuvent potentiellement affecter d'autres threads du même processus.</text:span></text:p>
        </text:list-item>
        <text:list-item>
          <text:p text:style-name="P27"><text:span text:style-name="Strong_20_Emphasis"><text:span text:style-name="T1">Gestion des ressources :</text:span></text:span><text:span text:style-name="T1"> La gestion des ressources partagées entre les threads, comme la mémoire, nécessite une attention particulière pour éviter les conflits et les conditions de concurrence.</text:span></text:p>
        </text:list-item>
      </text:list>
      <text:h text:style-name="P1" text:outline-level="3">Définition d'un processus dans un environnement multithread :</text:h>
      <text:p text:style-name="P6">Dans un environnement multithread, un processus est une unité d'exécution indépendante, mais il peut comporter plusieurs threads qui partagent certaines ressources. Chaque thread d'un processus peut s'exécuter de manière indépendante, mais ils partagent le même contexte d'exécution, tels que les variables globales, les fichiers ouverts, et l'espace mémoire.</text:p>
      <text:p text:style-name="P6">La création de plusieurs threads au sein d'un processus permet d'accomplir plusieurs tâches simultanées, facilitant ainsi le développement d'applications parallèles et réactives. Cependant, cela introduit également des défis liés à la synchronisation et à la gestion des ressources partagées.</text:p>
      <text:p text:style-name="P10"><draw:frame draw:style-name="fr1" draw:name="Image15" text:anchor-type="as-char" svg:width="0.635cm" svg:height="0.635cm" draw:z-index="14"><draw:image xlink:href="Pictures/10000000000000600000006075C88F53A62E4482.png" xlink:type="simple" xlink:show="embed" xlink:actuate="onLoad" loext:mime-type="image/png"/><svg:title>User</svg:title></draw:frame></text:p>
      <text:p text:style-name="P10">You</text:p>
      <text:p text:style-name="P10">de quoi est'il constitue et comment est'il ordonnancer ?</text:p>
      <text:p text:style-name="P9">ChatGPT</text:p>
      <text:p text:style-name="P6">Un processus, dans le contexte des systèmes d'exploitation, est constitué de plusieurs éléments, et son exécution est ordonnancée par le noyau du système d'exploitation. Voici une vue d'ensemble de ces concepts :</text:p>
      <text:h text:style-name="P1" text:outline-level="3">Constitution d'un processus :</text:h>
      <text:list xml:id="list1777675360" text:style-name="L16">
        <text:list-item>
          <text:p text:style-name="P28"><text:span text:style-name="Strong_20_Emphasis"><text:span text:style-name="T1">Image exécutable :</text:span></text:span><text:span text:style-name="T1"> C'est le code exécutable du programme, souvent stocké dans un fichier exécutable. Il contient les instructions machine nécessaires pour l'exécution du programme.</text:span></text:p>
        </text:list-item>
        <text:list-item>
          <text:p text:style-name="P28"><text:span text:style-name="Strong_20_Emphasis"><text:span text:style-name="T1">Espace mémoire :</text:span></text:span><text:span text:style-name="T1"> Chaque processus possède son propre espace mémoire, généralement divisé en plusieurs segments tels que le segment de code, le segment de données, le segment de tas (pour la mémoire allouée dynamiquement), et le segment de pile.</text:span></text:p>
        </text:list-item>
        <text:list-item>
          <text:p text:style-name="P28"><text:span text:style-name="Strong_20_Emphasis"><text:span text:style-name="T1">Registres de processeur :</text:span></text:span><text:span text:style-name="T1"> Chaque processus a ses propres registres de processeur, qui stockent l'état actuel de l'exécution du processus. Cela inclut le compteur de programme (PC), les registres de données, les registres d'adresse, etc.</text:span></text:p>
        </text:list-item>
        <text:list-item>
          <text:p text:style-name="P28"><text:span text:style-name="Strong_20_Emphasis"><text:span text:style-name="T1">Descripteurs de fichiers :</text:span></text:span><text:span text:style-name="T1"> Un processus peut avoir des fichiers ouverts, des sockets en cours d'utilisation, et d'autres descripteurs de fichiers associés à ses opérations d'E/S.</text:span></text:p>
        </text:list-item>
        <text:list-item>
          <text:p text:style-name="P28"><text:soft-page-break/><text:span text:style-name="Strong_20_Emphasis"><text:span text:style-name="T1">Contexte d'exécution :</text:span></text:span><text:span text:style-name="T1"> Il s'agit de l'ensemble des informations nécessaires pour reprendre l'exécution du processus à un moment donné. Cela inclut les registres de processeur, la table de pages pour la gestion de la mémoire virtuelle, et d'autres données d'état.</text:span></text:p>
        </text:list-item>
      </text:list>
      <text:h text:style-name="P1" text:outline-level="3">Ordonnancement d'un processus :</text:h>
      <text:p text:style-name="P6">Le noyau du système d'exploitation est responsable de l'ordonnancement des processus, c'est-à-dire de la décision de donner accès au processeur à l'un des processus prêts à s'exécuter. Voici comment cela fonctionne généralement :</text:p>
      <text:list xml:id="list685389301" text:style-name="L17">
        <text:list-item>
          <text:p text:style-name="P29"><text:span text:style-name="Strong_20_Emphasis"><text:span text:style-name="T1">Politiques d'ordonnancement :</text:span></text:span><text:span text:style-name="T1"> Le système d'exploitation met en œuvre des politiques d'ordonnancement pour décider du moment où un processus peut s'exécuter. Ces politiques peuvent être basées sur des priorités, le temps d'attente, le temps partagé, etc.</text:span></text:p>
        </text:list-item>
        <text:list-item>
          <text:p text:style-name="P29"><text:span text:style-name="Strong_20_Emphasis"><text:span text:style-name="T1">Ordonnanceur :</text:span></text:span><text:span text:style-name="T1"> L'ordonnanceur (scheduler) est un composant du noyau responsable de prendre des décisions d'ordonnancement. Il examine la file d'attente des processus prêts à s'exécuter et décide quel processus doit obtenir le CPU.</text:span></text:p>
        </text:list-item>
        <text:list-item>
          <text:p text:style-name="P29"><text:span text:style-name="Strong_20_Emphasis"><text:span text:style-name="T1">Changements de contexte :</text:span></text:span><text:span text:style-name="T1"> Lorsqu'un processus est sélectionné pour l'exécution, il y a un changement de contexte. Le contexte du processus précédent est sauvegardé, et le contexte du nouveau processus est chargé. Cela implique généralement des opérations telles que la sauvegarde des registres, le changement de la table de pages, etc.</text:span></text:p>
        </text:list-item>
        <text:list-item>
          <text:p text:style-name="P29"><text:span text:style-name="Strong_20_Emphasis"><text:span text:style-name="T1">File d'attente des processus :</text:span></text:span><text:span text:style-name="T1"> Les processus prêts à s'exécuter sont généralement organisés dans une file d'attente, et l'ordonnanceur choisit parmi eux en fonction de la politique d'ordonnancement.</text:span></text:p>
        </text:list-item>
        <text:list-item>
          <text:p text:style-name="P29"><text:span text:style-name="Strong_20_Emphasis"><text:span text:style-name="T1">Interruptions :</text:span></text:span><text:span text:style-name="T1"> Les interruptions, telles que les minuteries ou les interruptions d'E/S, peuvent également déclencher des changements de contexte. Par exemple, lorsqu'une minuterie expire, l'ordonnanceur peut décider de donner la priorité à un autre processus.</text:span></text:p>
        </text:list-item>
      </text:list>
      <text:p text:style-name="P6">L'objectif de l'ordonnancement est d'optimiser l'utilisation des ressources du processeur, d'assurer une réponse rapide aux événements et d'assurer une équité entre les processus. Les détails précis de la mise en œuvre dépendent du noyau du système d'exploitation spécifique et de ses caractéristiques.</text:p>
      <text:p text:style-name="P10"><draw:frame draw:style-name="fr1" draw:name="Image16" text:anchor-type="as-char" svg:width="0.635cm" svg:height="0.635cm" draw:z-index="15"><draw:image xlink:href="Pictures/10000000000000600000006075C88F53A62E4482.png" xlink:type="simple" xlink:show="embed" xlink:actuate="onLoad" loext:mime-type="image/png"/><svg:title>User</svg:title></draw:frame></text:p>
      <text:p text:style-name="P10">You</text:p>
      <text:p text:style-name="P10">de quoi est'il constitue et comment est'il ordonnancer ?</text:p>
      <text:p text:style-name="P9">ChatGPT</text:p>
      <text:p text:style-name="P6"><text:soft-page-break/>Un processus est constitué de plusieurs éléments, et son ordonnancement (scheduling) est géré par le noyau du système d'exploitation. Voici une explication plus détaillée de la constitution d'un processus et de son ordonnancement :</text:p>
      <text:h text:style-name="P1" text:outline-level="3">Constitution d'un processus :</text:h>
      <text:list xml:id="list3977503114" text:style-name="L18">
        <text:list-item>
          <text:p text:style-name="P30"><text:span text:style-name="Strong_20_Emphasis"><text:span text:style-name="T1">Image exécutable :</text:span></text:span><text:span text:style-name="T1"> L'image exécutable du processus est le code machine du programme à exécuter. Elle est généralement chargée en mémoire lorsqu'un processus démarre.</text:span></text:p>
        </text:list-item>
        <text:list-item>
          <text:p text:style-name="P30"><text:span text:style-name="Strong_20_Emphasis"><text:span text:style-name="T1">Espace mémoire :</text:span></text:span><text:span text:style-name="T1"> Chaque processus a son propre espace mémoire, qui est divisé en plusieurs segments, tels que le segment de code, le segment de données, le segment de tas (pour la mémoire allouée dynamiquement), et le segment de pile.</text:span></text:p>
        </text:list-item>
        <text:list-item>
          <text:p text:style-name="P30"><text:span text:style-name="Strong_20_Emphasis"><text:span text:style-name="T1">Registres de processeur :</text:span></text:span><text:span text:style-name="T1"> Chaque processus a ses propres registres de processeur, tels que le compteur de programme (PC), les registres d'index, les registres de données, etc. Ces registres stockent l'état actuel du processus.</text:span></text:p>
        </text:list-item>
        <text:list-item>
          <text:p text:style-name="P30"><text:span text:style-name="Strong_20_Emphasis"><text:span text:style-name="T1">Descripteurs de fichiers :</text:span></text:span><text:span text:style-name="T1"> Un processus peut avoir des fichiers ouverts, des sockets en cours d'utilisation, et d'autres descripteurs de fichiers associés à ses opérations d'entrée/sortie.</text:span></text:p>
        </text:list-item>
        <text:list-item>
          <text:p text:style-name="P30"><text:span text:style-name="Strong_20_Emphasis"><text:span text:style-name="T1">Contexte d'exécution :</text:span></text:span><text:span text:style-name="T1"> Il s'agit de l'ensemble des informations nécessaires pour reprendre l'exécution du processus à un moment donné. Cela inclut les registres de processeur, la table de pages pour la gestion de la mémoire virtuelle, et d'autres données d'état.</text:span></text:p>
        </text:list-item>
      </text:list>
      <text:h text:style-name="P1" text:outline-level="3">Ordonnancement d'un processus :</text:h>
      <text:p text:style-name="P6">L'ordonnancement des processus est un aspect clé du fonctionnement d'un système d'exploitation. Voici comment cela fonctionne généralement :</text:p>
      <text:list xml:id="list1836941885" text:style-name="L19">
        <text:list-item>
          <text:p text:style-name="P31"><text:span text:style-name="Strong_20_Emphasis"><text:span text:style-name="T1">Politiques d'ordonnancement :</text:span></text:span><text:span text:style-name="T1"> Le système d'exploitation met en œuvre des politiques d'ordonnancement, telles que la priorité, le temps partagé, le temps réel, etc. Ces politiques déterminent comment le noyau décide d'allouer le temps CPU aux différents processus.</text:span></text:p>
        </text:list-item>
        <text:list-item>
          <text:p text:style-name="P31"><text:span text:style-name="Strong_20_Emphasis"><text:span text:style-name="T1">Ordonnanceur (Scheduler) :</text:span></text:span><text:span text:style-name="T1"> L'ordonnanceur est un composant du noyau qui prend des décisions sur l'attribution du processeur aux différents processus. Il examine la file d'attente des processus prêts à s'exécuter et décide duquel doit être exécuté en fonction des politiques d'ordonnancement.</text:span></text:p>
        </text:list-item>
        <text:list-item>
          <text:p text:style-name="P31"><text:span text:style-name="Strong_20_Emphasis"><text:span text:style-name="T1">Changements de contexte :</text:span></text:span><text:span text:style-name="T1"> Lorsqu'un processus est sélectionné pour l'exécution, il y a un changement de contexte. Le contexte du processus précédent est sauvegardé, et le contexte du nouveau processus est chargé. Cela implique généralement des opérations telles que la sauvegarde des registres, le changement de la table de pages, etc.</text:span></text:p>
        </text:list-item>
        <text:list-item>
          <text:p text:style-name="P31"><text:soft-page-break/><text:span text:style-name="Strong_20_Emphasis"><text:span text:style-name="T1">File d'attente des processus prêts :</text:span></text:span><text:span text:style-name="T1"> Les processus prêts à s'exécuter sont généralement organisés dans une file d'attente, et l'ordonnanceur choisit parmi eux en fonction des politiques d'ordonnancement.</text:span></text:p>
        </text:list-item>
        <text:list-item>
          <text:p text:style-name="P31"><text:span text:style-name="Strong_20_Emphasis"><text:span text:style-name="T1">Interruptions :</text:span></text:span><text:span text:style-name="T1"> Les interruptions, telles que les minuteries ou les interruptions d'E/S, peuvent également déclencher des changements de contexte. Par exemple, lorsqu'une minuterie expire, l'ordonnanceur peut décider de donner la priorité à un autre processus.</text:span></text:p>
        </text:list-item>
      </text:list>
      <text:p text:style-name="P6">L'objectif de l'ordonnancement est d'optimiser l'utilisation des ressources du processeur, d'assurer une réponse rapide aux événements, et d'assurer une équité entre les processus. Les détails précis de la mise en œuvre dépendent du noyau du système d'exploitation spécifique et de ses caractéristiques.</text:p>
      <text:p text:style-name="P10"><draw:frame draw:style-name="fr1" draw:name="Image17" text:anchor-type="as-char" svg:width="0.635cm" svg:height="0.635cm" draw:z-index="16"><draw:image xlink:href="Pictures/10000000000000600000006075C88F53A62E4482.png" xlink:type="simple" xlink:show="embed" xlink:actuate="onLoad" loext:mime-type="image/png"/><svg:title>User</svg:title></draw:frame></text:p>
      <text:p text:style-name="P10">You</text:p>
      <text:p text:style-name="P10">citez les raisons pour lesquellles un changement de contexte entre contexte entre les threads peut etre moins couteux qu'un changement de contexte entre les processsus </text:p>
      <text:p text:style-name="P9">ChatGPT</text:p>
      <text:p text:style-name="P6">Le coût d'un changement de contexte entre les threads est généralement inférieur à celui d'un changement de contexte entre les processus en raison de plusieurs facteurs. Voici quelques raisons pour lesquelles cela peut être le cas :</text:p>
      <text:list xml:id="list2414237007" text:style-name="L20">
        <text:list-item>
          <text:p text:style-name="P32"><text:span text:style-name="Strong_20_Emphasis"><text:span text:style-name="T1">Partage d'espace mémoire :</text:span></text:span><text:span text:style-name="T1"> Les threads d'un même processus partagent l'espace mémoire du processus. Lorsqu'un thread est en cours d'exécution et qu'un autre thread du même processus prend la relève, il n'est pas nécessaire de changer l'espace mémoire, car il est partagé. En revanche, les processus ont leur propre espace mémoire distinct, et lorsqu'un changement de contexte entre les processus se produit, il faut effectuer un changement d'espace mémoire complet.</text:span></text:p>
        </text:list-item>
        <text:list-item>
          <text:p text:style-name="P32"><text:span text:style-name="Strong_20_Emphasis"><text:span text:style-name="T1">Registres de processeur :</text:span></text:span><text:span text:style-name="T1"> Les threads partagent les mêmes registres de processeur dans un processus. Lorsqu'un thread passe le contrôle à un autre, le changement de contexte implique simplement la sauvegarde et la restauration des valeurs des registres, ce qui est plus rapide que le chargement complet des registres dans le cas des processus.</text:span></text:p>
        </text:list-item>
        <text:list-item>
          <text:p text:style-name="P32"><text:span text:style-name="Strong_20_Emphasis"><text:span text:style-name="T1">Pas de changement de privilèges :</text:span></text:span><text:span text:style-name="T1"> Les threads d'un même processus s'exécutent généralement dans le même contexte de privilèges (par exemple, mode utilisateur ou mode noyau). Lorsqu'un thread passe le contrôle à un autre, il n'y a pas besoin de changer de mode de privilèges, ce qui est un processus plus rapide par rapport aux changements de mode associés aux changements de contexte entre processus.</text:span></text:p>
        </text:list-item>
        <text:list-item>
          <text:p text:style-name="P32"><text:soft-page-break/><text:span text:style-name="Strong_20_Emphasis"><text:span text:style-name="T1">Coût d'ordonnancement réduit :</text:span></text:span><text:span text:style-name="T1"> Le changement de contexte entre les threads est souvent effectué par l'ordonnanceur interne du processus, qui peut être plus efficace que l'ordonnanceur du système d'exploitation. Cela réduit le coût associé aux décisions d'ordonnancement.</text:span></text:p>
        </text:list-item>
        <text:list-item>
          <text:p text:style-name="P32"><text:span text:style-name="Strong_20_Emphasis"><text:span text:style-name="T1">Communication facilitée :</text:span></text:span><text:span text:style-name="T1"> Les threads peuvent communiquer plus facilement entre eux car ils partagent le même espace mémoire. Cette communication est plus rapide et moins coûteuse que la communication entre processus qui nécessite des mécanismes de communication inter-processus tels que les tubes, les files de messages, ou les signaux.</text:span></text:p>
        </text:list-item>
      </text:list>
      <text:p text:style-name="P6">En résumé, la réduction du coût lors d'un changement de contexte entre les threads est principalement attribuable à la proximité et au partage de ressources entre les threads au sein d'un même processus. Cela favorise une transition plus rapide entre les tâches et contribue à améliorer les performances globales du système lors de l'exécution de programmes multithread.</text:p>
      <text:p text:style-name="P10"><draw:frame draw:style-name="fr1" draw:name="Image18" text:anchor-type="as-char" svg:width="0.635cm" svg:height="0.635cm" draw:z-index="17"><draw:image xlink:href="Pictures/10000000000000600000006075C88F53A62E4482.png" xlink:type="simple" xlink:show="embed" xlink:actuate="onLoad" loext:mime-type="image/png"/><svg:title>User</svg:title></draw:frame></text:p>
      <text:p text:style-name="P10">You</text:p>
      <text:p text:style-name="P10">donner la liste des differents etats des threads , en expliquant leur role et les actions qui peuvent etre utilises pour changer d'etat . dessiner le diagramme de transitions d'etat</text:p>
      <text:p text:style-name="P9">ChatGPT</text:p>
      <text:p text:style-name="P6">Les threads peuvent traverser différents états au cours de leur cycle de vie. Les états des threads peuvent varier légèrement en fonction du modèle de programmation (par exemple, les threads d'un processus, les threads du noyau, etc.). Voici une liste générale des états courants des threads :</text:p>
      <text:list xml:id="list3928557305" text:style-name="L21">
        <text:list-item>
          <text:p text:style-name="P33"><text:span text:style-name="Strong_20_Emphasis"><text:span text:style-name="T1">Prêt (Ready) :</text:span></text:span></text:p>
          <text:list>
            <text:list-item>
              <text:p text:style-name="P42"><text:span text:style-name="Strong_20_Emphasis"><text:span text:style-name="T1">Rôle :</text:span></text:span><text:span text:style-name="T1"> Le thread est prêt à être exécuté, mais il attend que le processeur lui soit alloué.</text:span></text:p>
            </text:list-item>
            <text:list-item>
              <text:p text:style-name="P42"><text:span text:style-name="Strong_20_Emphasis"><text:span text:style-name="T1">Changement d'état :</text:span></text:span><text:span text:style-name="T1"> Cela se produit lorsqu'un thread est créé ou lorsqu'il redevient prêt après avoir été bloqué ou après avoir été en attente.</text:span></text:p>
            </text:list-item>
          </text:list>
        </text:list-item>
        <text:list-item>
          <text:p text:style-name="P33"><text:span text:style-name="Strong_20_Emphasis"><text:span text:style-name="T1">En cours d'exécution (Running) :</text:span></text:span></text:p>
          <text:list>
            <text:list-item>
              <text:p text:style-name="P42"><text:span text:style-name="Strong_20_Emphasis"><text:span text:style-name="T1">Rôle :</text:span></text:span><text:span text:style-name="T1"> Le thread est en train d'être exécuté par le processeur.</text:span></text:p>
            </text:list-item>
            <text:list-item>
              <text:p text:style-name="P42"><text:span text:style-name="Strong_20_Emphasis"><text:span text:style-name="T1">Changement d'état :</text:span></text:span><text:span text:style-name="T1"> Cela se produit lorsqu'un thread prêt obtient l'accès au processeur.</text:span></text:p>
            </text:list-item>
          </text:list>
        </text:list-item>
        <text:list-item>
          <text:p text:style-name="P33"><text:span text:style-name="Strong_20_Emphasis"><text:span text:style-name="T1">Bloqué (Blocked) ou En Attente (Waiting) :</text:span></text:span></text:p>
          <text:list>
            <text:list-item>
              <text:p text:style-name="P42"><text:span text:style-name="Strong_20_Emphasis"><text:span text:style-name="T1">Rôle :</text:span></text:span><text:span text:style-name="T1"> Le thread est temporairement arrêté et attend un événement spécifique (comme une E/S) pour reprendre son exécution.</text:span></text:p>
            </text:list-item>
            <text:list-item>
              <text:p text:style-name="P42"><text:soft-page-break/><text:span text:style-name="Strong_20_Emphasis"><text:span text:style-name="T1">Changement d'état :</text:span></text:span><text:span text:style-name="T1"> Cela se produit lorsqu'un thread effectue une opération bloquante (par exemple, une lecture depuis un fichier) ou lorsqu'il est mis en attente par un autre thread.</text:span></text:p>
            </text:list-item>
          </text:list>
        </text:list-item>
        <text:list-item>
          <text:p text:style-name="P33"><text:span text:style-name="Strong_20_Emphasis"><text:span text:style-name="T1">Terminé (Terminated) :</text:span></text:span></text:p>
          <text:list>
            <text:list-item>
              <text:p text:style-name="P42"><text:span text:style-name="Strong_20_Emphasis"><text:span text:style-name="T1">Rôle :</text:span></text:span><text:span text:style-name="T1"> Le thread a terminé son exécution.</text:span></text:p>
            </text:list-item>
            <text:list-item>
              <text:p text:style-name="P42"><text:span text:style-name="Strong_20_Emphasis"><text:span text:style-name="T1">Changement d'état :</text:span></text:span><text:span text:style-name="T1"> Cela se produit lorsqu'un thread a achevé son travail.</text:span></text:p>
            </text:list-item>
          </text:list>
        </text:list-item>
        <text:list-item>
          <text:p text:style-name="P33"><text:span text:style-name="Strong_20_Emphasis"><text:span text:style-name="T1">En attente de la fin d'un autre thread (Waiting for Another Thread to Finish) :</text:span></text:span></text:p>
          <text:list>
            <text:list-item>
              <text:p text:style-name="P42"><text:span text:style-name="Strong_20_Emphasis"><text:span text:style-name="T1">Rôle :</text:span></text:span><text:span text:style-name="T1"> Le thread est en attente qu'un autre thread se termine.</text:span></text:p>
            </text:list-item>
            <text:list-item>
              <text:p text:style-name="P33"><text:span text:style-name="Strong_20_Emphasis"><text:span text:style-name="T1">Changement d'état :</text:span></text:span><text:span text:style-name="T1"> Cela peut se produire lorsqu'un thread attend qu'un autre thread termine son exécution avant de continuer.</text:span></text:p>
            </text:list-item>
          </text:list>
        </text:list-item>
      </text:list>
      <text:p text:style-name="P6">Diagramme de transitions d'état simplifié (les transitions réelles peuvent varier en fonction de la mise en œuvre spécifique) :</text:p>
      <text:p text:style-name="P3">luaCopy code</text:p>
      <text:p text:style-name="P2"><text:span text:style-name="Source_20_Text"><text:span text:style-name="T1">+-----------+ <text:s text:c="5"/>Prêt/Creation <text:s text:c="5"/>+--------------+</text:span></text:span></text:p>
      <text:p text:style-name="P2"><text:span text:style-name="Source_20_Text"><text:span text:style-name="T1">| Création <text:s/>| ----------------------&gt;| <text:s text:c="3"/>Prêt <text:s text:c="5"/>|</text:span></text:span></text:p>
      <text:p text:style-name="P2"><text:span text:style-name="Source_20_Text"><text:span text:style-name="T1">+-----------+ <text:s text:c="24"/>+--------------+</text:span></text:span></text:p>
      <text:p text:style-name="P2"><text:span text:style-name="Source_20_Text"><text:span text:style-name="T1"><text:s text:c="4"/>| <text:s text:c="38"/>|</text:span></text:span></text:p>
      <text:p text:style-name="P2"><text:span text:style-name="Source_20_Text"><text:span text:style-name="T1"><text:s text:c="4"/>v <text:s text:c="38"/>|</text:span></text:span></text:p>
      <text:p text:style-name="P2"><text:span text:style-name="Source_20_Text"><text:span text:style-name="T1">+-----------+ <text:s text:c="7"/>Allocation <text:s text:c="9"/>+--------------+</text:span></text:span></text:p>
      <text:p text:style-name="P2"><text:span text:style-name="Source_20_Text"><text:span text:style-name="T1">| <text:s text:c="2"/>Prêt <text:s text:c="3"/>| --------------------------&gt;| En cours d' <text:s/>|</text:span></text:span></text:p>
      <text:p text:style-name="P2"><text:span text:style-name="Source_20_Text"><text:span text:style-name="T1">| <text:s text:c="10"/>| <text:s text:c="25"/>| <text:s/>exécution <text:s text:c="2"/>|</text:span></text:span></text:p>
      <text:p text:style-name="P2"><text:span text:style-name="Source_20_Text"><text:span text:style-name="T1">+-----------+ <text:s text:c="25"/>+--------------+</text:span></text:span></text:p>
      <text:p text:style-name="P2"><text:span text:style-name="Source_20_Text"><text:span text:style-name="T1"><text:s text:c="4"/>| <text:s text:c="39"/>|</text:span></text:span></text:p>
      <text:p text:style-name="P2"><text:span text:style-name="Source_20_Text"><text:span text:style-name="T1"><text:s text:c="4"/>v <text:s text:c="39"/>|</text:span></text:span></text:p>
      <text:p text:style-name="P2"><text:span text:style-name="Source_20_Text"><text:span text:style-name="T1">+-----------+ <text:s text:c="6"/>Opération bloquante <text:s text:c="3"/>+--------------+</text:span></text:span></text:p>
      <text:p text:style-name="P2"><text:span text:style-name="Source_20_Text"><text:span text:style-name="T1">| En cours <text:s/>| &lt;---------------------------| <text:s text:c="3"/>Bloqué/ <text:s text:c="2"/>|</text:span></text:span></text:p>
      <text:p text:style-name="P2"><text:span text:style-name="Source_20_Text"><text:span text:style-name="T1">| d'exécution| <text:s text:c="27"/>| En Attente <text:s text:c="2"/>|</text:span></text:span></text:p>
      <text:p text:style-name="P2"><text:span text:style-name="Source_20_Text"><text:span text:style-name="T1">+-----------+ <text:s text:c="27"/>+--------------+</text:span></text:span></text:p>
      <text:p text:style-name="P2"><text:span text:style-name="Source_20_Text"><text:span text:style-name="T1"><text:s text:c="4"/>| <text:s text:c="40"/>|</text:span></text:span></text:p>
      <text:p text:style-name="P2"><text:span text:style-name="Source_20_Text"><text:span text:style-name="T1"><text:s text:c="4"/>v <text:s text:c="40"/>|</text:span></text:span></text:p>
      <text:p text:style-name="P2"><text:span text:style-name="Source_20_Text"><text:span text:style-name="T1">+-----------+ <text:s text:c="6"/>Fin d'exécution <text:s text:c="7"/>+--------------+</text:span></text:span></text:p>
      <text:p text:style-name="P2"><text:span text:style-name="Source_20_Text"><text:span text:style-name="T1">| Terminé <text:s text:c="2"/>| &lt;---------------------------| Terminé <text:s text:c="5"/>|</text:span></text:span></text:p>
      <text:p text:style-name="P2"><text:span text:style-name="Source_20_Text"><text:span text:style-name="T1">+-----------+ <text:s text:c="28"/>+--------------+</text:span></text:span></text:p>
      <text:p text:style-name="P2"><text:span text:style-name="Source_20_Text"><text:span text:style-name="T1"><text:s text:c="4"/>| <text:s text:c="40"/>|</text:span></text:span></text:p>
      <text:p text:style-name="P2"><text:span text:style-name="Source_20_Text"><text:span text:style-name="T1"><text:s text:c="4"/>v <text:s text:c="40"/>|</text:span></text:span></text:p>
      <text:p text:style-name="P2"><text:span text:style-name="Source_20_Text"><text:span text:style-name="T1">+-----------+ <text:s text:c="5"/>Fin d'un autre thread <text:s text:c="3"/>+--------------+</text:span></text:span></text:p>
      <text:p text:style-name="P2"><text:span text:style-name="Source_20_Text"><text:span text:style-name="T1">| En attente| &lt;---------------------------| <text:s text:c="3"/>En <text:s text:c="6"/>|</text:span></text:span></text:p>
      <text:p text:style-name="P2"><text:span text:style-name="Source_20_Text"><text:span text:style-name="T1">| de la fin | <text:s text:c="28"/>| attente de <text:s text:c="2"/>|</text:span></text:span></text:p>
      <text:p text:style-name="P2"><text:span text:style-name="Source_20_Text"><text:span text:style-name="T1">| d'un autre| <text:s text:c="28"/>| la fin d'un <text:s/>|</text:span></text:span></text:p>
      <text:p text:style-name="P2"><text:span text:style-name="Source_20_Text"><text:span text:style-name="T1">| <text:s/>thread <text:s text:c="2"/>| <text:s text:c="28"/>| autre thread|</text:span></text:span></text:p>
      <text:p text:style-name="P7"><text:span text:style-name="Source_20_Text"><text:span text:style-name="T1">+-----------+ <text:s text:c="28"/>+--------------+</text:span></text:span></text:p>
      <text:p text:style-name="P6"><text:soft-page-break/>Notez que les transitions d'état peuvent varier en fonction des modèles de programmation, des systèmes d'exploitation et des bibliothèques de threads utilisées. Ce diagramme simplifié illustre les principaux états et transitions qu'un thread peut traverser.</text:p>
      <text:p text:style-name="P10"><draw:frame draw:style-name="fr1" draw:name="Image19" text:anchor-type="as-char" svg:width="0.635cm" svg:height="0.635cm" draw:z-index="18"><draw:image xlink:href="Pictures/10000000000000600000006075C88F53A62E4482.png" xlink:type="simple" xlink:show="embed" xlink:actuate="onLoad" loext:mime-type="image/png"/><svg:title>User</svg:title></draw:frame></text:p>
      <text:p text:style-name="P10">You</text:p>
      <text:p text:style-name="P10">donner la liste des differents etats des threads , en expliquant leur role et les actions qui peuvent etre utilises pour changer d'etat . dessiner le diagramme de transitions d'etat repondez comme un etudiant de Master 2</text:p>
      <text:p text:style-name="P9">ChatGPT</text:p>
      <text:p text:style-name="P6">En tant qu'étudiant de Master 2, voici une réponse plus détaillée sur les états des threads, leurs rôles et les actions associées, ainsi qu'un diagramme de transitions d'état :</text:p>
      <text:h text:style-name="P1" text:outline-level="3">États des threads :</text:h>
      <text:list xml:id="list3208168552" text:style-name="L22">
        <text:list-item>
          <text:p text:style-name="P34"><text:span text:style-name="Strong_20_Emphasis"><text:span text:style-name="T1">Création (Creation) :</text:span></text:span></text:p>
          <text:list>
            <text:list-item>
              <text:p text:style-name="P43"><text:span text:style-name="Strong_20_Emphasis"><text:span text:style-name="T1">Rôle :</text:span></text:span><text:span text:style-name="T1"> Le thread est en cours de création.</text:span></text:p>
            </text:list-item>
            <text:list-item>
              <text:p text:style-name="P43"><text:span text:style-name="Strong_20_Emphasis"><text:span text:style-name="T1">Actions :</text:span></text:span><text:span text:style-name="T1"> Allocation des ressources nécessaires, initialisation des données du thread.</text:span></text:p>
            </text:list-item>
          </text:list>
        </text:list-item>
        <text:list-item>
          <text:p text:style-name="P34"><text:span text:style-name="Strong_20_Emphasis"><text:span text:style-name="T1">Prêt (Ready) :</text:span></text:span></text:p>
          <text:list>
            <text:list-item>
              <text:p text:style-name="P43"><text:span text:style-name="Strong_20_Emphasis"><text:span text:style-name="T1">Rôle :</text:span></text:span><text:span text:style-name="T1"> Le thread est prêt à être exécuté, mais il attend l'allocation du processeur.</text:span></text:p>
            </text:list-item>
            <text:list-item>
              <text:p text:style-name="P43"><text:span text:style-name="Strong_20_Emphasis"><text:span text:style-name="T1">Actions :</text:span></text:span><text:span text:style-name="T1"> Cela peut se produire lors de la création d'un thread ou après la libération du processeur par un autre thread.</text:span></text:p>
            </text:list-item>
          </text:list>
        </text:list-item>
        <text:list-item>
          <text:p text:style-name="P34"><text:span text:style-name="Strong_20_Emphasis"><text:span text:style-name="T1">En cours d'exécution (Running) :</text:span></text:span></text:p>
          <text:list>
            <text:list-item>
              <text:p text:style-name="P43"><text:span text:style-name="Strong_20_Emphasis"><text:span text:style-name="T1">Rôle :</text:span></text:span><text:span text:style-name="T1"> Le thread est actuellement en cours d'exécution sur le processeur.</text:span></text:p>
            </text:list-item>
            <text:list-item>
              <text:p text:style-name="P43"><text:span text:style-name="Strong_20_Emphasis"><text:span text:style-name="T1">Actions :</text:span></text:span><text:span text:style-name="T1"> Le thread obtient le processeur et commence son exécution.</text:span></text:p>
            </text:list-item>
          </text:list>
        </text:list-item>
        <text:list-item>
          <text:p text:style-name="P34"><text:span text:style-name="Strong_20_Emphasis"><text:span text:style-name="T1">Bloqué (Blocked) ou En Attente (Waiting) :</text:span></text:span></text:p>
          <text:list>
            <text:list-item>
              <text:p text:style-name="P43"><text:span text:style-name="Strong_20_Emphasis"><text:span text:style-name="T1">Rôle :</text:span></text:span><text:span text:style-name="T1"> Le thread est temporairement arrêté, en attente d'un événement (par exemple, une E/S) pour reprendre son exécution.</text:span></text:p>
            </text:list-item>
            <text:list-item>
              <text:p text:style-name="P43"><text:span text:style-name="Strong_20_Emphasis"><text:span text:style-name="T1">Actions :</text:span></text:span><text:span text:style-name="T1"> Le thread effectue une opération bloquante ou est mis en attente par un autre thread.</text:span></text:p>
            </text:list-item>
          </text:list>
        </text:list-item>
        <text:list-item>
          <text:p text:style-name="P34"><text:span text:style-name="Strong_20_Emphasis"><text:span text:style-name="T1">Terminé (Terminated) :</text:span></text:span></text:p>
          <text:list>
            <text:list-item>
              <text:p text:style-name="P43"><text:span text:style-name="Strong_20_Emphasis"><text:span text:style-name="T1">Rôle :</text:span></text:span><text:span text:style-name="T1"> Le thread a terminé son exécution.</text:span></text:p>
            </text:list-item>
            <text:list-item>
              <text:p text:style-name="P43"><text:span text:style-name="Strong_20_Emphasis"><text:span text:style-name="T1">Actions :</text:span></text:span><text:span text:style-name="T1"> Le thread achève son travail et libère les ressources.</text:span></text:p>
            </text:list-item>
          </text:list>
        </text:list-item>
        <text:list-item>
          <text:p text:style-name="P34"><text:span text:style-name="Strong_20_Emphasis"><text:span text:style-name="T1">En attente de la fin d'un autre thread (Waiting for Another Thread to Finish) :</text:span></text:span></text:p>
          <text:list>
            <text:list-item>
              <text:p text:style-name="P43"><text:soft-page-break/><text:span text:style-name="Strong_20_Emphasis"><text:span text:style-name="T1">Rôle :</text:span></text:span><text:span text:style-name="T1"> Le thread est en attente qu'un autre thread se termine.</text:span></text:p>
            </text:list-item>
            <text:list-item>
              <text:p text:style-name="P34"><text:span text:style-name="Strong_20_Emphasis"><text:span text:style-name="T1">Actions :</text:span></text:span><text:span text:style-name="T1"> Le thread attend qu'un autre thread achève son exécution avant de pouvoir continuer.</text:span></text:p>
            </text:list-item>
          </text:list>
        </text:list-item>
      </text:list>
      <text:h text:style-name="P1" text:outline-level="3">Diagramme de transitions d'état :</text:h>
      <text:p text:style-name="P3">plaintextCopy code</text:p>
      <text:p text:style-name="P2"><text:span text:style-name="Source_20_Text"><text:span text:style-name="T1">+-----------+ <text:s text:c="5"/>Création <text:s text:c="7"/>+--------------+</text:span></text:span></text:p>
      <text:p text:style-name="P2"><text:span text:style-name="Source_20_Text"><text:span text:style-name="T1">| <text:s/>Création | -------------------&gt; | <text:s text:c="3"/>Prêt <text:s text:c="5"/>|</text:span></text:span></text:p>
      <text:p text:style-name="P2"><text:span text:style-name="Source_20_Text"><text:span text:style-name="T1">+-----------+ <text:s text:c="21"/>+--------------+</text:span></text:span></text:p>
      <text:p text:style-name="P2"><text:span text:style-name="Source_20_Text"><text:span text:style-name="T1"><text:s text:c="4"/>| <text:s text:c="34"/>|</text:span></text:span></text:p>
      <text:p text:style-name="P2"><text:span text:style-name="Source_20_Text"><text:span text:style-name="T1"><text:s text:c="4"/>v <text:s text:c="34"/>|</text:span></text:span></text:p>
      <text:p text:style-name="P2"><text:span text:style-name="Source_20_Text"><text:span text:style-name="T1">+-----------+ <text:s text:c="3"/>Allocation <text:s text:c="8"/>+--------------+</text:span></text:span></text:p>
      <text:p text:style-name="P2"><text:span text:style-name="Source_20_Text"><text:span text:style-name="T1">| <text:s text:c="2"/>Prêt <text:s text:c="3"/>| --------------------&gt;| En cours d' <text:s/>|</text:span></text:span></text:p>
      <text:p text:style-name="P2"><text:span text:style-name="Source_20_Text"><text:span text:style-name="T1">| <text:s text:c="10"/>| <text:s text:c="22"/>| <text:s/>exécution <text:s text:c="2"/>|</text:span></text:span></text:p>
      <text:p text:style-name="P2"><text:span text:style-name="Source_20_Text"><text:span text:style-name="T1">+-----------+ <text:s text:c="22"/>+--------------+</text:span></text:span></text:p>
      <text:p text:style-name="P2"><text:span text:style-name="Source_20_Text"><text:span text:style-name="T1"><text:s text:c="4"/>| <text:s text:c="35"/>|</text:span></text:span></text:p>
      <text:p text:style-name="P2"><text:span text:style-name="Source_20_Text"><text:span text:style-name="T1"><text:s text:c="4"/>v <text:s text:c="35"/>|</text:span></text:span></text:p>
      <text:p text:style-name="P2"><text:span text:style-name="Source_20_Text"><text:span text:style-name="T1">+-----------+ <text:s text:c="2"/>Opération bloquante <text:s text:c="2"/>+--------------+</text:span></text:span></text:p>
      <text:p text:style-name="P2"><text:span text:style-name="Source_20_Text"><text:span text:style-name="T1">| En cours <text:s/>| &lt;---------------------- | <text:s text:c="3"/>Bloqué/ <text:s text:c="2"/>|</text:span></text:span></text:p>
      <text:p text:style-name="P2"><text:span text:style-name="Source_20_Text"><text:span text:style-name="T1">| d'exécution| <text:s text:c="22"/>| En Attente <text:s text:c="2"/>|</text:span></text:span></text:p>
      <text:p text:style-name="P2"><text:span text:style-name="Source_20_Text"><text:span text:style-name="T1">+-----------+ <text:s text:c="22"/>+--------------+</text:span></text:span></text:p>
      <text:p text:style-name="P2"><text:span text:style-name="Source_20_Text"><text:span text:style-name="T1"><text:s text:c="4"/>| <text:s text:c="35"/>|</text:span></text:span></text:p>
      <text:p text:style-name="P2"><text:span text:style-name="Source_20_Text"><text:span text:style-name="T1"><text:s text:c="4"/>v <text:s text:c="35"/>|</text:span></text:span></text:p>
      <text:p text:style-name="P2"><text:span text:style-name="Source_20_Text"><text:span text:style-name="T1">+-----------+ <text:s text:c="2"/>Fin d'exécution <text:s text:c="5"/>+--------------+</text:span></text:span></text:p>
      <text:p text:style-name="P2"><text:span text:style-name="Source_20_Text"><text:span text:style-name="T1">| Terminé <text:s text:c="2"/>| &lt;---------------------- | Terminé <text:s text:c="5"/>|</text:span></text:span></text:p>
      <text:p text:style-name="P2"><text:span text:style-name="Source_20_Text"><text:span text:style-name="T1">+-----------+ <text:s text:c="22"/>+--------------+</text:span></text:span></text:p>
      <text:p text:style-name="P2"><text:span text:style-name="Source_20_Text"><text:span text:style-name="T1"><text:s text:c="4"/>| <text:s text:c="35"/>|</text:span></text:span></text:p>
      <text:p text:style-name="P2"><text:span text:style-name="Source_20_Text"><text:span text:style-name="T1"><text:s text:c="4"/>v <text:s text:c="35"/>|</text:span></text:span></text:p>
      <text:p text:style-name="P2"><text:span text:style-name="Source_20_Text"><text:span text:style-name="T1">+-----------+ Fin d'un autre thread <text:s/>+--------------+</text:span></text:span></text:p>
      <text:p text:style-name="P2"><text:span text:style-name="Source_20_Text"><text:span text:style-name="T1">| En attente| &lt;---------------------- | <text:s text:c="3"/>En <text:s text:c="6"/>|</text:span></text:span></text:p>
      <text:p text:style-name="P2"><text:span text:style-name="Source_20_Text"><text:span text:style-name="T1">| de la fin | <text:s text:c="23"/>| attente de <text:s text:c="2"/>|</text:span></text:span></text:p>
      <text:p text:style-name="P2"><text:span text:style-name="Source_20_Text"><text:span text:style-name="T1">| d'un autre| <text:s text:c="23"/>| la fin d'un <text:s/>|</text:span></text:span></text:p>
      <text:p text:style-name="P2"><text:span text:style-name="Source_20_Text"><text:span text:style-name="T1">| <text:s/>thread <text:s text:c="2"/>| <text:s text:c="23"/>| autre thread|</text:span></text:span></text:p>
      <text:p text:style-name="P7"><text:span text:style-name="Source_20_Text"><text:span text:style-name="T1">+-----------+ <text:s text:c="22"/>+--------------+</text:span></text:span></text:p>
      <text:p text:style-name="P6">Ce diagramme illustre les transitions d'état typiques qu'un thread peut traverser. Les transitions sont déclenchées par des actions spécifiques, telles que la création d'un thread, l'allocation du processeur, des opérations bloquantes, la fin d'exécution, ou l'attente de la fin d'un autre thread. Ces états et transitions sont essentiels pour comprendre le comportement des threads dans un système multitâche.</text:p>
      <text:p text:style-name="P6">Voici une explication des états des threads sur Linux avec leurs rôles et les actions qui peuvent être utilisées pour changer d'état. Je vais également vous fournir une représentation simplifiée du diagramme de transitions d'état. Notez que les transitions entre les états sont souvent déclenchées par des événements tels que des signaux, des appels système, ou des actions du programme lui-même.</text:p>
      <text:list xml:id="list811942748" text:style-name="L23">
        <text:list-item>
          <text:p text:style-name="P35"><text:soft-page-break/><text:span text:style-name="Strong_20_Emphasis"><text:span text:style-name="T1">Running (En cours d'exécution) :</text:span></text:span></text:p>
          <text:list>
            <text:list-item>
              <text:p text:style-name="P44"><text:span text:style-name="Strong_20_Emphasis"><text:span text:style-name="T1">Rôle :</text:span></text:span> Le thread est actif, exécutant du code sur le processeur.</text:p>
            </text:list-item>
            <text:list-item>
              <text:p text:style-name="P44"><text:span text:style-name="Strong_20_Emphasis"><text:span text:style-name="T1">Transition :</text:span></text:span> Peut passer à l'état Blocked lorsqu'il attend une ressource ou à Ready lorsqu'il atteint le quantum de temps CPU.</text:p>
            </text:list-item>
          </text:list>
        </text:list-item>
        <text:list-item>
          <text:p text:style-name="P35"><text:span text:style-name="Strong_20_Emphasis"><text:span text:style-name="T1">Blocked (Bloqué) :</text:span></text:span></text:p>
          <text:list>
            <text:list-item>
              <text:p text:style-name="P44"><text:span text:style-name="Strong_20_Emphasis"><text:span text:style-name="T1">Rôle :</text:span></text:span> En attente d'un événement (par exemple, E/S ou un verrou).</text:p>
            </text:list-item>
            <text:list-item>
              <text:p text:style-name="P44"><text:span text:style-name="Strong_20_Emphasis"><text:span text:style-name="T1">Transitions possibles :</text:span></text:span></text:p>
              <text:list>
                <text:list-item>
                  <text:p text:style-name="P44">Vers Running lorsqu'une ressource est disponible.</text:p>
                </text:list-item>
                <text:list-item>
                  <text:p text:style-name="P44">Vers Ready lorsqu'il est débloqué et prêt à s'exécuter.</text:p>
                </text:list-item>
              </text:list>
            </text:list-item>
          </text:list>
        </text:list-item>
        <text:list-item>
          <text:p text:style-name="P35"><text:span text:style-name="Strong_20_Emphasis"><text:span text:style-name="T1">Ready (Prêt) :</text:span></text:span></text:p>
          <text:list>
            <text:list-item>
              <text:p text:style-name="P44"><text:span text:style-name="Strong_20_Emphasis"><text:span text:style-name="T1">Rôle :</text:span></text:span> Prêt à être exécuté mais en attente que le planificateur lui attribue du temps CPU.</text:p>
            </text:list-item>
            <text:list-item>
              <text:p text:style-name="P44"><text:span text:style-name="Strong_20_Emphasis"><text:span text:style-name="T1">Transition :</text:span></text:span> Peut passer à l'état Running lorsqu'il est choisi par le planificateur.</text:p>
            </text:list-item>
          </text:list>
        </text:list-item>
        <text:list-item>
          <text:p text:style-name="P35"><text:span text:style-name="Strong_20_Emphasis"><text:span text:style-name="T1">Terminated (Terminé) :</text:span></text:span></text:p>
          <text:list>
            <text:list-item>
              <text:p text:style-name="P44"><text:span text:style-name="Strong_20_Emphasis"><text:span text:style-name="T1">Rôle :</text:span></text:span> Le thread a terminé son exécution.</text:p>
            </text:list-item>
            <text:list-item>
              <text:p text:style-name="P44"><text:span text:style-name="Strong_20_Emphasis"><text:span text:style-name="T1">Transition :</text:span></text:span> Permanente, le thread est retiré du système.</text:p>
            </text:list-item>
          </text:list>
        </text:list-item>
        <text:list-item>
          <text:p text:style-name="P35"><text:span text:style-name="Strong_20_Emphasis"><text:span text:style-name="T1">Stopped (Arrêté) :</text:span></text:span></text:p>
          <text:list>
            <text:list-item>
              <text:p text:style-name="P44"><text:span text:style-name="Strong_20_Emphasis"><text:span text:style-name="T1">Rôle :</text:span></text:span> En pause suite à un signal tel que SIGSTOP.</text:p>
            </text:list-item>
            <text:list-item>
              <text:p text:style-name="P44"><text:span text:style-name="Strong_20_Emphasis"><text:span text:style-name="T1">Transitions possibles :</text:span></text:span></text:p>
              <text:list>
                <text:list-item>
                  <text:p text:style-name="P44">Vers Ready lorsqu'il est redémarré (SIGCONT).</text:p>
                </text:list-item>
                <text:list-item>
                  <text:p text:style-name="P44">Vers Terminated s'il est explicitement terminé.</text:p>
                </text:list-item>
              </text:list>
            </text:list-item>
          </text:list>
        </text:list-item>
        <text:list-item>
          <text:p text:style-name="P35"><text:span text:style-name="Strong_20_Emphasis"><text:span text:style-name="T1">Zombie (Zombi) :</text:span></text:span></text:p>
          <text:list>
            <text:list-item>
              <text:p text:style-name="P44"><text:span text:style-name="Strong_20_Emphasis"><text:span text:style-name="T1">Rôle :</text:span></text:span> Le thread a terminé, mais son processus parent n'a pas encore récupéré ses informations de sortie.</text:p>
            </text:list-item>
            <text:list-item>
              <text:p text:style-name="P44"><text:span text:style-name="Strong_20_Emphasis"><text:span text:style-name="T1">Transition :</text:span></text:span> Vers Terminated après que le processus parent a récupéré les informations.</text:p>
            </text:list-item>
          </text:list>
        </text:list-item>
        <text:list-item>
          <text:p text:style-name="P35"><text:span text:style-name="Strong_20_Emphasis"><text:span text:style-name="T1">Traced (Tracé) - T :</text:span></text:span></text:p>
          <text:list>
            <text:list-item>
              <text:p text:style-name="P44"><text:span text:style-name="Strong_20_Emphasis"><text:span text:style-name="T1">Rôle :</text:span></text:span> En mode de trace sous le contrôle d'un débogueur.</text:p>
            </text:list-item>
            <text:list-item>
              <text:p text:style-name="P44"><text:span text:style-name="Strong_20_Emphasis"><text:span text:style-name="T1">Transitions possibles :</text:span></text:span></text:p>
              <text:list>
                <text:list-item>
                  <text:p text:style-name="P44">Peut passer à n'importe quel autre état lorsque le débogueur le relâche.</text:p>
                </text:list-item>
              </text:list>
            </text:list-item>
          </text:list>
        </text:list-item>
        <text:list-item>
          <text:p text:style-name="P35"><text:span text:style-name="Strong_20_Emphasis"><text:span text:style-name="T1">Dead (Mort) - X :</text:span></text:span></text:p>
          <text:list>
            <text:list-item>
              <text:p text:style-name="P44"><text:span text:style-name="Strong_20_Emphasis"><text:span text:style-name="T1">Rôle :</text:span></text:span> Le thread a terminé, toutes les ressources ont été libérées.</text:p>
            </text:list-item>
            <text:list-item>
              <text:p text:style-name="P35"><text:span text:style-name="Strong_20_Emphasis"><text:span text:style-name="T1">Transition :</text:span></text:span> Permanente, le thread est retiré du système.</text:p>
            </text:list-item>
          </text:list>
        </text:list-item>
      </text:list>
      <text:p text:style-name="P5"><text:soft-page-break/>Voici une représentation simplifiée du diagramme de transitions d'état :</text:p>
      <text:p text:style-name="P3">sqlCopy code</text:p>
      <text:p text:style-name="P2"><text:span text:style-name="Source_20_Text"><text:span text:style-name="T1"><text:s text:c="3"/>+---------+ <text:s text:c="5"/>release <text:s text:c="6"/>+--------+</text:span></text:span></text:p>
      <text:p text:style-name="P2"><text:span text:style-name="Source_20_Text"><text:span text:style-name="T1"><text:s text:c="3"/>| Running | &lt;----------------- | Blocked|</text:span></text:span></text:p>
      <text:p text:style-name="P2"><text:span text:style-name="Source_20_Text"><text:span text:style-name="T1"><text:s text:c="3"/>+---------+ <text:s text:c="7"/>wait <text:s text:c="8"/>+--------+</text:span></text:span></text:p>
      <text:p text:style-name="P2"><text:span text:style-name="Source_20_Text"><text:span text:style-name="T1"><text:s text:c="7"/>^ <text:s/>| <text:s text:c="26"/>|</text:span></text:span></text:p>
      <text:p text:style-name="P2"><text:span text:style-name="Source_20_Text"><text:span text:style-name="T1"><text:s text:c="7"/>| <text:s/>v <text:s text:c="26"/>v</text:span></text:span></text:p>
      <text:p text:style-name="P2"><text:span text:style-name="Source_20_Text"><text:span text:style-name="T1"><text:s text:c="3"/>+---------+ <text:s text:c="5"/>schedule <text:s text:c="6"/>+--------+</text:span></text:span></text:p>
      <text:p text:style-name="P2"><text:span text:style-name="Source_20_Text"><text:span text:style-name="T1"><text:s text:c="3"/>| <text:s/>Ready <text:s/>| &lt;----------------- |Stopped |</text:span></text:span></text:p>
      <text:p text:style-name="P2"><text:span text:style-name="Source_20_Text"><text:span text:style-name="T1"><text:s text:c="3"/>+---------+ <text:s text:c="7"/>resume <text:s text:c="7"/>+--------+</text:span></text:span></text:p>
      <text:p text:style-name="P2"><text:span text:style-name="Source_20_Text"><text:span text:style-name="T1"><text:s text:c="7"/>^ <text:s/>| <text:s text:c="26"/>|</text:span></text:span></text:p>
      <text:p text:style-name="P2"><text:span text:style-name="Source_20_Text"><text:span text:style-name="T1"><text:s text:c="7"/>| <text:s/>v <text:s text:c="26"/>v</text:span></text:span></text:p>
      <text:p text:style-name="P2"><text:span text:style-name="Source_20_Text"><text:span text:style-name="T1"><text:s text:c="3"/>+---------+ <text:s text:c="5"/>terminate <text:s text:c="5"/>+--------+</text:span></text:span></text:p>
      <text:p text:style-name="P2"><text:span text:style-name="Source_20_Text"><text:span text:style-name="T1"><text:s text:c="3"/>|Terminated| &lt;----------------- | Zombie |</text:span></text:span></text:p>
      <text:p text:style-name="P2"><text:span text:style-name="Source_20_Text"><text:span text:style-name="T1"><text:s text:c="3"/>+---------+ <text:s text:c="5"/>(exit system) <text:s text:c="2"/>+--------+</text:span></text:span></text:p>
      <text:p text:style-name="P2"><text:span text:style-name="Source_20_Text"><text:span text:style-name="T1"><text:s text:c="23"/>| <text:s text:c="2"/>^</text:span></text:span></text:p>
      <text:p text:style-name="P2"><text:span text:style-name="Source_20_Text"><text:span text:style-name="T1"><text:s text:c="23"/>v <text:s text:c="2"/>|</text:span></text:span></text:p>
      <text:p text:style-name="P2"><text:span text:style-name="Source_20_Text"><text:span text:style-name="T1"><text:s text:c="20"/>release |</text:span></text:span></text:p>
      <text:p text:style-name="P2"><text:span text:style-name="Source_20_Text"><text:span text:style-name="T1"><text:s text:c="23"/>| <text:s text:c="2"/>|</text:span></text:span></text:p>
      <text:p text:style-name="P2"><text:span text:style-name="Source_20_Text"><text:span text:style-name="T1"><text:s text:c="15"/>+---------------+</text:span></text:span></text:p>
      <text:p text:style-name="P2"><text:span text:style-name="Source_20_Text"><text:span text:style-name="T1"><text:s text:c="15"/>| <text:s text:c="2"/>Traced - T <text:s/>|</text:span></text:span></text:p>
      <text:p text:style-name="P2"><text:span text:style-name="Source_20_Text"><text:span text:style-name="T1"><text:s text:c="15"/>+---------------+</text:span></text:span></text:p>
      <text:p text:style-name="P2"><text:span text:style-name="Source_20_Text"><text:span text:style-name="T1"><text:s text:c="23"/>|</text:span></text:span></text:p>
      <text:p text:style-name="P2"><text:span text:style-name="Source_20_Text"><text:span text:style-name="T1"><text:s text:c="23"/>v</text:span></text:span></text:p>
      <text:p text:style-name="P2"><text:span text:style-name="Source_20_Text"><text:span text:style-name="T1"><text:s text:c="15"/>+---------------+</text:span></text:span></text:p>
      <text:p text:style-name="P2"><text:span text:style-name="Source_20_Text"><text:span text:style-name="T1"><text:s text:c="15"/>| <text:s/>Dead - X <text:s text:c="4"/>|</text:span></text:span></text:p>
      <text:p text:style-name="P7"><text:span text:style-name="Source_20_Text"><text:span text:style-name="T1"><text:s text:c="15"/>+---------------+</text:span></text:span></text:p>
      <text:p text:style-name="P5">Ce diagramme illustre les principales transitions d'état entre les différents états des threads sur Linux. Les flèches indiquent les transitions possibles, et les actions associées sont mentionnées. Notez que dans un système d'exploitation réel, la gestion des threads est plus complexe, mais ce schéma simplifié donne une idée générale du fonctionnement.</text:p>
      <text:p text:style-name="P6"/>
      <text:p text:style-name="P10"><draw:frame draw:style-name="fr1" draw:name="Image20" text:anchor-type="as-char" svg:width="0.635cm" svg:height="0.635cm" draw:z-index="19"><draw:image xlink:href="Pictures/10000000000000600000006075C88F53A62E4482.png" xlink:type="simple" xlink:show="embed" xlink:actuate="onLoad" loext:mime-type="image/png"/><svg:title>User</svg:title></draw:frame></text:p>
      <text:p text:style-name="P10">You</text:p>
      <text:p text:style-name="P10">donner un exemple d'application qui utilise les threads et son implementation en c</text:p>
      <text:p text:style-name="P9">ChatGPT</text:p>
      <text:p text:style-name="P5"><text:span text:style-name="Strong_20_Emphasis"><text:span text:style-name="T1">Exemple d'application utilisant les threads :</text:span></text:span></text:p>
      <text:p text:style-name="P5"><text:span text:style-name="Strong_20_Emphasis"><text:span text:style-name="T1">Application : Calcul parallèle de nombres premiers</text:span></text:span></text:p>
      <text:p text:style-name="P5"><text:span text:style-name="Strong_20_Emphasis"><text:span text:style-name="T1">Description :</text:span></text:span><text:span text:style-name="T1"> L'application recherche des nombres premiers dans un grand intervalle de nombres de manière parallèle en utilisant des threads. Chaque thread prend une partie de l'intervalle et recherche les nombres premiers dans cette plage.</text:span></text:p>
      <text:p text:style-name="P5"><text:span text:style-name="Strong_20_Emphasis"><text:span text:style-name="T1">Implémentation en C :</text:span></text:span></text:p>
      <text:p text:style-name="P3"><text:soft-page-break/>cCopy code</text:p>
      <text:p text:style-name="P2"><text:span text:style-name="Source_20_Text"><text:span text:style-name="T1">#include &lt;stdio.h&gt;</text:span></text:span></text:p>
      <text:p text:style-name="P2"><text:span text:style-name="Source_20_Text"><text:span text:style-name="T1">#include &lt;pthread.h&gt;</text:span></text:span></text:p>
      <text:p text:style-name="P2"/>
      <text:p text:style-name="P2"><text:span text:style-name="Source_20_Text"><text:span text:style-name="T1">#define MAX_THREADS 4</text:span></text:span></text:p>
      <text:p text:style-name="P2"><text:span text:style-name="Source_20_Text"><text:span text:style-name="T1">#define MAX_NUMBER 1000</text:span></text:span></text:p>
      <text:p text:style-name="P2"/>
      <text:p text:style-name="P2"><text:span text:style-name="Source_20_Text"><text:span text:style-name="T1">int is_prime(int num) {</text:span></text:span></text:p>
      <text:p text:style-name="P2"><text:span text:style-name="Source_20_Text"><text:span text:style-name="T1"><text:s text:c="4"/>if (num &lt;= 1) return 0;</text:span></text:span></text:p>
      <text:p text:style-name="P2"><text:span text:style-name="Source_20_Text"><text:span text:style-name="T1"><text:s text:c="4"/>for (int i = 2; i * i &lt;= num; ++i) {</text:span></text:span></text:p>
      <text:p text:style-name="P2"><text:span text:style-name="Source_20_Text"><text:span text:style-name="T1"><text:s text:c="8"/>if (num % i == 0) return 0;</text:span></text:span></text:p>
      <text:p text:style-name="P2"><text:span text:style-name="Source_20_Text"><text:span text:style-name="T1"><text:s text:c="4"/>}</text:span></text:span></text:p>
      <text:p text:style-name="P2"><text:span text:style-name="Source_20_Text"><text:span text:style-name="T1"><text:s text:c="4"/>return 1;</text:span></text:span></text:p>
      <text:p text:style-name="P2"><text:span text:style-name="Source_20_Text"><text:span text:style-name="T1">}</text:span></text:span></text:p>
      <text:p text:style-name="P2"/>
      <text:p text:style-name="P2"><text:span text:style-name="Source_20_Text"><text:span text:style-name="T1">void *find_primes(void *arg) {</text:span></text:span></text:p>
      <text:p text:style-name="P2"><text:span text:style-name="Source_20_Text"><text:span text:style-name="T1"><text:s text:c="4"/>int start = *((int *)arg);</text:span></text:span></text:p>
      <text:p text:style-name="P2"><text:span text:style-name="Source_20_Text"><text:span text:style-name="T1"><text:s text:c="4"/>int end = start + MAX_NUMBER / MAX_THREADS;</text:span></text:span></text:p>
      <text:p text:style-name="P2"/>
      <text:p text:style-name="P2"><text:span text:style-name="Source_20_Text"><text:span text:style-name="T1"><text:s text:c="4"/>printf("Thread searching in range %d to %d\n", start, end);</text:span></text:span></text:p>
      <text:p text:style-name="P2"/>
      <text:p text:style-name="P2"><text:span text:style-name="Source_20_Text"><text:span text:style-name="T1"><text:s text:c="4"/>for (int i = start; i &lt;= end; ++i) {</text:span></text:span></text:p>
      <text:p text:style-name="P2"><text:span text:style-name="Source_20_Text"><text:span text:style-name="T1"><text:s text:c="8"/>if (is_prime(i)) {</text:span></text:span></text:p>
      <text:p text:style-name="P2"><text:span text:style-name="Source_20_Text"><text:span text:style-name="T1"><text:s text:c="12"/>printf("%d is prime.\n", i);</text:span></text:span></text:p>
      <text:p text:style-name="P2"><text:span text:style-name="Source_20_Text"><text:span text:style-name="T1"><text:s text:c="8"/>}</text:span></text:span></text:p>
      <text:p text:style-name="P2"><text:span text:style-name="Source_20_Text"><text:span text:style-name="T1"><text:s text:c="4"/>}</text:span></text:span></text:p>
      <text:p text:style-name="P2"/>
      <text:p text:style-name="P2"><text:span text:style-name="Source_20_Text"><text:span text:style-name="T1"><text:s text:c="4"/>pthread_exit(NULL);</text:span></text:span></text:p>
      <text:p text:style-name="P2"><text:span text:style-name="Source_20_Text"><text:span text:style-name="T1">}</text:span></text:span></text:p>
      <text:p text:style-name="P2"/>
      <text:p text:style-name="P2"><text:span text:style-name="Source_20_Text"><text:span text:style-name="T1">int main() {</text:span></text:span></text:p>
      <text:p text:style-name="P2"><text:span text:style-name="Source_20_Text"><text:span text:style-name="T1"><text:s text:c="4"/>pthread_t threads[MAX_THREADS];</text:span></text:span></text:p>
      <text:p text:style-name="P2"><text:span text:style-name="Source_20_Text"><text:span text:style-name="T1"><text:s text:c="4"/>int thread_args[MAX_THREADS];</text:span></text:span></text:p>
      <text:p text:style-name="P2"/>
      <text:p text:style-name="P2"><text:span text:style-name="Source_20_Text"><text:span text:style-name="T1"><text:s text:c="4"/>// Création des threads</text:span></text:span></text:p>
      <text:p text:style-name="P2"><text:span text:style-name="Source_20_Text"><text:span text:style-name="T1"><text:s text:c="4"/>for (int i = 0; i &lt; MAX_THREADS; ++i) {</text:span></text:span></text:p>
      <text:p text:style-name="P2"><text:span text:style-name="Source_20_Text"><text:span text:style-name="T1"><text:s text:c="8"/>thread_args[i] = i * (MAX_NUMBER / MAX_THREADS) + 1;</text:span></text:span></text:p>
      <text:p text:style-name="P2"><text:span text:style-name="Source_20_Text"><text:span text:style-name="T1"><text:s text:c="8"/>pthread_create(&amp;threads[i], NULL, find_primes, &amp;thread_args[i]);</text:span></text:span></text:p>
      <text:p text:style-name="P2"><text:span text:style-name="Source_20_Text"><text:span text:style-name="T1"><text:s text:c="4"/>}</text:span></text:span></text:p>
      <text:p text:style-name="P2"/>
      <text:p text:style-name="P2"><text:span text:style-name="Source_20_Text"><text:span text:style-name="T1"><text:s text:c="4"/>// Attente de la fin des threads</text:span></text:span></text:p>
      <text:p text:style-name="P2"><text:span text:style-name="Source_20_Text"><text:span text:style-name="T1"><text:s text:c="4"/>for (int i = 0; i &lt; MAX_THREADS; ++i) {</text:span></text:span></text:p>
      <text:p text:style-name="P2"><text:span text:style-name="Source_20_Text"><text:span text:style-name="T1"><text:s text:c="8"/>pthread_join(threads[i], NULL);</text:span></text:span></text:p>
      <text:p text:style-name="P2"><text:span text:style-name="Source_20_Text"><text:span text:style-name="T1"><text:s text:c="4"/>}</text:span></text:span></text:p>
      <text:p text:style-name="P2"/>
      <text:p text:style-name="P2"><text:span text:style-name="Source_20_Text"><text:span text:style-name="T1"><text:s text:c="4"/>printf("Main thread exiting.\n");</text:span></text:span></text:p>
      <text:p text:style-name="P2"/>
      <text:p text:style-name="P2"><text:span text:style-name="Source_20_Text"><text:span text:style-name="T1"><text:s text:c="4"/>return 0;</text:span></text:span></text:p>
      <text:p text:style-name="P7"><text:span text:style-name="Source_20_Text"><text:span text:style-name="T1">}</text:span></text:span></text:p>
      <text:p text:style-name="P5"><text:span text:style-name="Strong_20_Emphasis"><text:span text:style-name="T1">Explication :</text:span></text:span></text:p>
      <text:list xml:id="list1421106046" text:style-name="L24">
        <text:list-item>
          <text:p text:style-name="P36"><text:soft-page-break/><text:span text:style-name="T1">Nous définissons une fonction </text:span><text:span text:style-name="Source_20_Text"><text:span text:style-name="T1">is_prime</text:span></text:span><text:span text:style-name="T1"> qui vérifie si un nombre est premier.</text:span></text:p>
        </text:list-item>
        <text:list-item>
          <text:p text:style-name="P36"><text:span text:style-name="T1">La fonction </text:span><text:span text:style-name="Source_20_Text"><text:span text:style-name="T1">find_primes</text:span></text:span><text:span text:style-name="T1"> est exécutée par chaque thread et recherche les nombres premiers dans une plage spécifique de l'intervalle.</text:span></text:p>
        </text:list-item>
        <text:list-item>
          <text:p text:style-name="P36"><text:span text:style-name="T1">Dans la fonction </text:span><text:span text:style-name="Source_20_Text"><text:span text:style-name="T1">main</text:span></text:span><text:span text:style-name="T1">, nous créons plusieurs threads, chacun responsable de rechercher les nombres premiers dans une partie de l'intervalle.</text:span></text:p>
        </text:list-item>
        <text:list-item>
          <text:p text:style-name="P19">Les threads sont créés et exécutés en parallèle.</text:p>
        </text:list-item>
        <text:list-item>
          <text:p text:style-name="P36"><text:span text:style-name="T1">La fonction </text:span><text:span text:style-name="Source_20_Text"><text:span text:style-name="T1">pthread_join</text:span></text:span><text:span text:style-name="T1"> est utilisée pour attendre que tous les threads se terminent avant que le programme principal ne se termine.</text:span></text:p>
        </text:list-item>
      </text:list>
      <text:p text:style-name="P6">Cet exemple illustre comment une application peut bénéficier de l'utilisation de threads pour effectuer des tâches de manière parallèle, améliorant ainsi les performances globales de l'applica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01T12:33:57.333126154</meta:creation-date>
    <dc:date>2024-03-24T19:57:27.079768456</dc:date>
    <meta:editing-duration>PT1H3M26S</meta:editing-duration>
    <meta:editing-cycles>3</meta:editing-cycles>
    <meta:generator>LibreOffice/6.4.7.2$Linux_X86_64 LibreOffice_project/40$Build-2</meta:generator>
    <meta:document-statistic meta:table-count="0" meta:image-count="20" meta:object-count="0" meta:page-count="27" meta:paragraph-count="488" meta:word-count="8107" meta:character-count="55190" meta:non-whitespace-character-count="45833"/>
  </office:meta>
</office:document-meta>
</file>